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cm" svg:height="9cm" svg:x="48.554cm" svg:y="0.49cm">
            <draw:object draw:notify-on-update-of-ranges="Sheet1.A28:Sheet1.A47 Sheet1.E27:Sheet1.E27 Sheet1.E28:Sheet1.E47 Sheet1.A28:Sheet1.A47 Sheet1.F27:Sheet1.F27 Sheet1.F28:Sheet1.F47 Sheet1.A28:Sheet1.A47 Sheet1.G27:Sheet1.G27 Sheet1.G28:Sheet1.G47 Sheet1.A28:Sheet1.A47 Sheet1.C27:Sheet1.C27 Sheet1.C28:Sheet1.C47 Sheet1.A28:Sheet1.A47 Sheet1.I6:Sheet1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48.586cm" svg:y="10.12cm">
            <draw:object draw:notify-on-update-of-ranges="Sheet1.A28:Sheet1.A47 Sheet1.M27:Sheet1.M27 Sheet1.M28:Sheet1.M47 Sheet1.A28:Sheet1.A47 Sheet1.N27:Sheet1.N27 Sheet1.N28:Sheet1.N47 Sheet1.A28:Sheet1.A47 Sheet1.O27:Sheet1.O27 Sheet1.O28:Sheet1.O47 Sheet1.A28:Sheet1.A47 Sheet1.P27:Sheet1.P27 Sheet1.P28:Sheet1.P47 Sheet1.A28:Sheet1.A47 Sheet1.Q27:Sheet1.Q27 Sheet1.Q28:Sheet1.Q47 Sheet1.A28:Sheet1.A47 Sheet1.R27:Sheet1.R27 Sheet1.R28:Sheet1.R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ep_erase_create_step_split_merg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robabilistic ranking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5336824868" calcext:value-type="float">
            <text:p>25336824868</text:p>
          </table:table-cell>
          <table:table-cell office:value-type="float" office:value="145566219600" calcext:value-type="float">
            <text:p>145566219600</text:p>
          </table:table-cell>
          <table:table-cell table:style-name="ce1" office:value-type="float" office:value="0.0512966" calcext:value-type="float">
            <text:p>5.13E-02</text:p>
          </table:table-cell>
          <table:table-cell/>
          <table:table-cell office:value-type="float" office:value="188.788102" calcext:value-type="float">
            <text:p>188.788102</text:p>
          </table:table-cell>
          <table:table-cell office:value-type="float" office:value="17.547078" calcext:value-type="float">
            <text:p>17.547078</text:p>
          </table:table-cell>
          <table:table-cell office:value-type="float" office:value="74.283832" calcext:value-type="float">
            <text:p>74.283832</text:p>
          </table:table-cell>
          <table:table-cell office:value-type="float" office:value="33.133032" calcext:value-type="float">
            <text:p>33.133032</text:p>
          </table:table-cell>
          <table:table-cell office:value-type="float" office:value="29.701019" calcext:value-type="float">
            <text:p>29.701019</text:p>
          </table:table-cell>
          <table:table-cell office:value-type="float" office:value="9.829545" calcext:value-type="float">
            <text:p>9.829545</text:p>
          </table:table-cell>
          <table:table-cell office:value-type="float" office:value="21.296927" calcext:value-type="float">
            <text:p>21.296927</text:p>
          </table:table-cell>
          <table:table-cell/>
          <table:table-cell office:value-type="float" office:value="0.757778" calcext:value-type="float">
            <text:p>0.757778</text:p>
          </table:table-cell>
          <table:table-cell office:value-type="float" office:value="0.265799388272412" calcext:value-type="float">
            <text:p>0.265799388272412</text:p>
          </table:table-cell>
          <table:table-cell office:value-type="float" office:value="0.853745874403404" calcext:value-type="float">
            <text:p>0.8537458744034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3579883674" calcext:value-type="float">
            <text:p>23579883674</text:p>
          </table:table-cell>
          <table:table-cell office:value-type="float" office:value="134637217992" calcext:value-type="float">
            <text:p>134637217992</text:p>
          </table:table-cell>
          <table:table-cell table:style-name="ce1" office:value-type="float" office:value="0.0496283" calcext:value-type="float">
            <text:p>4.96E-02</text:p>
          </table:table-cell>
          <table:table-cell/>
          <table:table-cell office:value-type="float" office:value="146.276887" calcext:value-type="float">
            <text:p>146.276887</text:p>
          </table:table-cell>
          <table:table-cell office:value-type="float" office:value="12.851782" calcext:value-type="float">
            <text:p>12.851782</text:p>
          </table:table-cell>
          <table:table-cell office:value-type="float" office:value="52.659296" calcext:value-type="float">
            <text:p>52.659296</text:p>
          </table:table-cell>
          <table:table-cell office:value-type="float" office:value="29.403636" calcext:value-type="float">
            <text:p>29.403636</text:p>
          </table:table-cell>
          <table:table-cell office:value-type="float" office:value="21.588567" calcext:value-type="float">
            <text:p>21.588567</text:p>
          </table:table-cell>
          <table:table-cell office:value-type="float" office:value="9.861034" calcext:value-type="float">
            <text:p>9.861034</text:p>
          </table:table-cell>
          <table:table-cell office:value-type="float" office:value="17.3845" calcext:value-type="float">
            <text:p>17.3845</text:p>
          </table:table-cell>
          <table:table-cell/>
          <table:table-cell office:value-type="float" office:value="0.414207" calcext:value-type="float">
            <text:p>0.414207</text:p>
          </table:table-cell>
          <table:table-cell office:value-type="float" office:value="0.251311738125101" calcext:value-type="float">
            <text:p>0.251311738125101</text:p>
          </table:table-cell>
          <table:table-cell office:value-type="float" office:value="0.328390095007958" calcext:value-type="float">
            <text:p>0.3283900950079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1873775930" calcext:value-type="float">
            <text:p>21873775930</text:p>
          </table:table-cell>
          <table:table-cell office:value-type="float" office:value="123655051800" calcext:value-type="float">
            <text:p>123655051800</text:p>
          </table:table-cell>
          <table:table-cell table:style-name="ce1" office:value-type="float" office:value="0.0484408" calcext:value-type="float">
            <text:p>4.84E-02</text:p>
          </table:table-cell>
          <table:table-cell/>
          <table:table-cell office:value-type="float" office:value="141.829652" calcext:value-type="float">
            <text:p>141.829652</text:p>
          </table:table-cell>
          <table:table-cell office:value-type="float" office:value="13.205947" calcext:value-type="float">
            <text:p>13.205947</text:p>
          </table:table-cell>
          <table:table-cell office:value-type="float" office:value="47.597226" calcext:value-type="float">
            <text:p>47.597226</text:p>
          </table:table-cell>
          <table:table-cell office:value-type="float" office:value="30.38707" calcext:value-type="float">
            <text:p>30.38707</text:p>
          </table:table-cell>
          <table:table-cell office:value-type="float" office:value="21.816953" calcext:value-type="float">
            <text:p>21.816953</text:p>
          </table:table-cell>
          <table:table-cell office:value-type="float" office:value="9.787645" calcext:value-type="float">
            <text:p>9.787645</text:p>
          </table:table-cell>
          <table:table-cell office:value-type="float" office:value="16.530971" calcext:value-type="float">
            <text:p>16.530971</text:p>
          </table:table-cell>
          <table:table-cell/>
          <table:table-cell office:value-type="float" office:value="0.380088" calcext:value-type="float">
            <text:p>0.380088</text:p>
          </table:table-cell>
          <table:table-cell office:value-type="float" office:value="0.259418526996233" calcext:value-type="float">
            <text:p>0.259418526996233</text:p>
          </table:table-cell>
          <table:table-cell office:value-type="float" office:value="0.259959773353959" calcext:value-type="float">
            <text:p>0.2599597733539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177404951" calcext:value-type="float">
            <text:p>20177404951</text:p>
          </table:table-cell>
          <table:table-cell office:value-type="float" office:value="112579466112" calcext:value-type="float">
            <text:p>112579466112</text:p>
          </table:table-cell>
          <table:table-cell table:style-name="ce1" office:value-type="float" office:value="0.0467328" calcext:value-type="float">
            <text:p>4.67E-02</text:p>
          </table:table-cell>
          <table:table-cell/>
          <table:table-cell office:value-type="float" office:value="144.779212" calcext:value-type="float">
            <text:p>144.779212</text:p>
          </table:table-cell>
          <table:table-cell office:value-type="float" office:value="15.949316" calcext:value-type="float">
            <text:p>15.949316</text:p>
          </table:table-cell>
          <table:table-cell office:value-type="float" office:value="45.216646" calcext:value-type="float">
            <text:p>45.216646</text:p>
          </table:table-cell>
          <table:table-cell office:value-type="float" office:value="28.753939" calcext:value-type="float">
            <text:p>28.753939</text:p>
          </table:table-cell>
          <table:table-cell office:value-type="float" office:value="22.99722" calcext:value-type="float">
            <text:p>22.99722</text:p>
          </table:table-cell>
          <table:table-cell office:value-type="float" office:value="9.824909" calcext:value-type="float">
            <text:p>9.824909</text:p>
          </table:table-cell>
          <table:table-cell office:value-type="float" office:value="18.39156" calcext:value-type="float">
            <text:p>18.39156</text:p>
          </table:table-cell>
          <table:table-cell/>
          <table:table-cell office:value-type="float" office:value="0.37255" calcext:value-type="float">
            <text:p>0.37255</text:p>
          </table:table-cell>
          <table:table-cell office:value-type="float" office:value="0.255336272676137" calcext:value-type="float">
            <text:p>0.255336272676137</text:p>
          </table:table-cell>
          <table:table-cell office:value-type="float" office:value="0.15571912027509" calcext:value-type="float">
            <text:p>0.155719120275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465576994" calcext:value-type="float">
            <text:p>18465576994</text:p>
          </table:table-cell>
          <table:table-cell office:value-type="float" office:value="101644045668" calcext:value-type="float">
            <text:p>101644045668</text:p>
          </table:table-cell>
          <table:table-cell table:style-name="ce1" office:value-type="float" office:value="0.0471927" calcext:value-type="float">
            <text:p>4.72E-02</text:p>
          </table:table-cell>
          <table:table-cell/>
          <table:table-cell office:value-type="float" office:value="134.81232" calcext:value-type="float">
            <text:p>134.81232</text:p>
          </table:table-cell>
          <table:table-cell office:value-type="float" office:value="13.075295" calcext:value-type="float">
            <text:p>13.075295</text:p>
          </table:table-cell>
          <table:table-cell office:value-type="float" office:value="44.531164" calcext:value-type="float">
            <text:p>44.531164</text:p>
          </table:table-cell>
          <table:table-cell office:value-type="float" office:value="28.634323" calcext:value-type="float">
            <text:p>28.634323</text:p>
          </table:table-cell>
          <table:table-cell office:value-type="float" office:value="20.629823" calcext:value-type="float">
            <text:p>20.629823</text:p>
          </table:table-cell>
          <table:table-cell office:value-type="float" office:value="9.648827" calcext:value-type="float">
            <text:p>9.648827</text:p>
          </table:table-cell>
          <table:table-cell office:value-type="float" office:value="15.778784" calcext:value-type="float">
            <text:p>15.778784</text:p>
          </table:table-cell>
          <table:table-cell/>
          <table:table-cell office:value-type="float" office:value="0.321824" calcext:value-type="float">
            <text:p>0.321824</text:p>
          </table:table-cell>
          <table:table-cell office:value-type="float" office:value="0.234838857050002" calcext:value-type="float">
            <text:p>0.234838857050002</text:p>
          </table:table-cell>
          <table:table-cell office:value-type="float" office:value="0.196208354015553" calcext:value-type="float">
            <text:p>0.1962083540155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6777326754" calcext:value-type="float">
            <text:p>16777326754</text:p>
          </table:table-cell>
          <table:table-cell office:value-type="float" office:value="90557283960" calcext:value-type="float">
            <text:p>90557283960</text:p>
          </table:table-cell>
          <table:table-cell table:style-name="ce1" office:value-type="float" office:value="0.0446256" calcext:value-type="float">
            <text:p>4.46E-02</text:p>
          </table:table-cell>
          <table:table-cell/>
          <table:table-cell office:value-type="float" office:value="141.244829" calcext:value-type="float">
            <text:p>141.244829</text:p>
          </table:table-cell>
          <table:table-cell office:value-type="float" office:value="13.206461" calcext:value-type="float">
            <text:p>13.206461</text:p>
          </table:table-cell>
          <table:table-cell office:value-type="float" office:value="50.249102" calcext:value-type="float">
            <text:p>50.249102</text:p>
          </table:table-cell>
          <table:table-cell office:value-type="float" office:value="27.425762" calcext:value-type="float">
            <text:p>27.425762</text:p>
          </table:table-cell>
          <table:table-cell office:value-type="float" office:value="22.092368" calcext:value-type="float">
            <text:p>22.092368</text:p>
          </table:table-cell>
          <table:table-cell office:value-type="float" office:value="9.633765" calcext:value-type="float">
            <text:p>9.633765</text:p>
          </table:table-cell>
          <table:table-cell office:value-type="float" office:value="16.227667" calcext:value-type="float">
            <text:p>16.227667</text:p>
          </table:table-cell>
          <table:table-cell/>
          <table:table-cell office:value-type="float" office:value="0.39957" calcext:value-type="float">
            <text:p>0.39957</text:p>
          </table:table-cell>
          <table:table-cell office:value-type="float" office:value="0.226604259510824" calcext:value-type="float">
            <text:p>0.226604259510824</text:p>
          </table:table-cell>
          <table:table-cell office:value-type="float" office:value="0.28681862962534" calcext:value-type="float">
            <text:p>0.286818629625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4847941497" calcext:value-type="float">
            <text:p>14847941497</text:p>
          </table:table-cell>
          <table:table-cell office:value-type="float" office:value="79369824528" calcext:value-type="float">
            <text:p>79369824528</text:p>
          </table:table-cell>
          <table:table-cell table:style-name="ce1" office:value-type="float" office:value="0.0377713" calcext:value-type="float">
            <text:p>3.78E-02</text:p>
          </table:table-cell>
          <table:table-cell/>
          <table:table-cell office:value-type="float" office:value="132.598298" calcext:value-type="float">
            <text:p>132.598298</text:p>
          </table:table-cell>
          <table:table-cell office:value-type="float" office:value="12.705737" calcext:value-type="float">
            <text:p>12.705737</text:p>
          </table:table-cell>
          <table:table-cell office:value-type="float" office:value="46.028768" calcext:value-type="float">
            <text:p>46.028768</text:p>
          </table:table-cell>
          <table:table-cell office:value-type="float" office:value="26.155741" calcext:value-type="float">
            <text:p>26.155741</text:p>
          </table:table-cell>
          <table:table-cell office:value-type="float" office:value="19.674981" calcext:value-type="float">
            <text:p>19.674981</text:p>
          </table:table-cell>
          <table:table-cell office:value-type="float" office:value="9.525186" calcext:value-type="float">
            <text:p>9.525186</text:p>
          </table:table-cell>
          <table:table-cell office:value-type="float" office:value="16.137644" calcext:value-type="float">
            <text:p>16.137644</text:p>
          </table:table-cell>
          <table:table-cell/>
          <table:table-cell office:value-type="float" office:value="0.321018" calcext:value-type="float">
            <text:p>0.321018</text:p>
          </table:table-cell>
          <table:table-cell office:value-type="float" office:value="0.235468563596004" calcext:value-type="float">
            <text:p>0.235468563596004</text:p>
          </table:table-cell>
          <table:table-cell office:value-type="float" office:value="0.188376039394234" calcext:value-type="float">
            <text:p>0.1883760393942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988487124" calcext:value-type="float">
            <text:p>12988487124</text:p>
          </table:table-cell>
          <table:table-cell office:value-type="float" office:value="68329416960" calcext:value-type="float">
            <text:p>68329416960</text:p>
          </table:table-cell>
          <table:table-cell table:style-name="ce1" office:value-type="float" office:value="0.0411051" calcext:value-type="float">
            <text:p>4.11E-02</text:p>
          </table:table-cell>
          <table:table-cell/>
          <table:table-cell office:value-type="float" office:value="139.202555" calcext:value-type="float">
            <text:p>139.202555</text:p>
          </table:table-cell>
          <table:table-cell office:value-type="float" office:value="13.290705" calcext:value-type="float">
            <text:p>13.290705</text:p>
          </table:table-cell>
          <table:table-cell office:value-type="float" office:value="50.667292" calcext:value-type="float">
            <text:p>50.667292</text:p>
          </table:table-cell>
          <table:table-cell office:value-type="float" office:value="26.704741" calcext:value-type="float">
            <text:p>26.704741</text:p>
          </table:table-cell>
          <table:table-cell office:value-type="float" office:value="20.75518" calcext:value-type="float">
            <text:p>20.75518</text:p>
          </table:table-cell>
          <table:table-cell office:value-type="float" office:value="9.550985" calcext:value-type="float">
            <text:p>9.550985</text:p>
          </table:table-cell>
          <table:table-cell office:value-type="float" office:value="15.701422" calcext:value-type="float">
            <text:p>15.701422</text:p>
          </table:table-cell>
          <table:table-cell/>
          <table:table-cell office:value-type="float" office:value="0.396023" calcext:value-type="float">
            <text:p>0.396023</text:p>
          </table:table-cell>
          <table:table-cell office:value-type="float" office:value="0.235492009598621" calcext:value-type="float">
            <text:p>0.235492009598621</text:p>
          </table:table-cell>
          <table:table-cell office:value-type="float" office:value="0.350097418422345" calcext:value-type="float">
            <text:p>0.3500974184223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986348172" calcext:value-type="float">
            <text:p>11986348172</text:p>
          </table:table-cell>
          <table:table-cell office:value-type="float" office:value="61484601312" calcext:value-type="float">
            <text:p>61484601312</text:p>
          </table:table-cell>
          <table:table-cell table:style-name="ce1" office:value-type="float" office:value="0.0410488" calcext:value-type="float">
            <text:p>4.10E-02</text:p>
          </table:table-cell>
          <table:table-cell/>
          <table:table-cell office:value-type="float" office:value="121.640021" calcext:value-type="float">
            <text:p>121.640021</text:p>
          </table:table-cell>
          <table:table-cell office:value-type="float" office:value="10.667115" calcext:value-type="float">
            <text:p>10.667115</text:p>
          </table:table-cell>
          <table:table-cell office:value-type="float" office:value="45.613481" calcext:value-type="float">
            <text:p>45.613481</text:p>
          </table:table-cell>
          <table:table-cell office:value-type="float" office:value="21.190545" calcext:value-type="float">
            <text:p>21.190545</text:p>
          </table:table-cell>
          <table:table-cell office:value-type="float" office:value="18.516999" calcext:value-type="float">
            <text:p>18.516999</text:p>
          </table:table-cell>
          <table:table-cell office:value-type="float" office:value="7.121059" calcext:value-type="float">
            <text:p>7.121059</text:p>
          </table:table-cell>
          <table:table-cell office:value-type="float" office:value="16.019404" calcext:value-type="float">
            <text:p>16.019404</text:p>
          </table:table-cell>
          <table:table-cell/>
          <table:table-cell office:value-type="float" office:value="0.234206" calcext:value-type="float">
            <text:p>0.234206</text:p>
          </table:table-cell>
          <table:table-cell office:value-type="float" office:value="0.244862250288955" calcext:value-type="float">
            <text:p>0.244862250288955</text:p>
          </table:table-cell>
          <table:table-cell office:value-type="float" office:value="0.214526288640432" calcext:value-type="float">
            <text:p>0.2145262886404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827134934" calcext:value-type="float">
            <text:p>10827134934</text:p>
          </table:table-cell>
          <table:table-cell office:value-type="float" office:value="54341837568" calcext:value-type="float">
            <text:p>54341837568</text:p>
          </table:table-cell>
          <table:table-cell table:style-name="ce1" office:value-type="float" office:value="0.0371323" calcext:value-type="float">
            <text:p>3.71E-02</text:p>
          </table:table-cell>
          <table:table-cell/>
          <table:table-cell office:value-type="float" office:value="122.165557" calcext:value-type="float">
            <text:p>122.165557</text:p>
          </table:table-cell>
          <table:table-cell office:value-type="float" office:value="10.965296" calcext:value-type="float">
            <text:p>10.965296</text:p>
          </table:table-cell>
          <table:table-cell office:value-type="float" office:value="45.429499" calcext:value-type="float">
            <text:p>45.429499</text:p>
          </table:table-cell>
          <table:table-cell office:value-type="float" office:value="21.576189" calcext:value-type="float">
            <text:p>21.576189</text:p>
          </table:table-cell>
          <table:table-cell office:value-type="float" office:value="18.868832" calcext:value-type="float">
            <text:p>18.868832</text:p>
          </table:table-cell>
          <table:table-cell office:value-type="float" office:value="7.068723" calcext:value-type="float">
            <text:p>7.068723</text:p>
          </table:table-cell>
          <table:table-cell office:value-type="float" office:value="15.867454" calcext:value-type="float">
            <text:p>15.867454</text:p>
          </table:table-cell>
          <table:table-cell/>
          <table:table-cell office:value-type="float" office:value="0.22632" calcext:value-type="float">
            <text:p>0.22632</text:p>
          </table:table-cell>
          <table:table-cell office:value-type="float" office:value="0.22892068920284" calcext:value-type="float">
            <text:p>0.22892068920284</text:p>
          </table:table-cell>
          <table:table-cell office:value-type="float" office:value="0.218766634696956" calcext:value-type="float">
            <text:p>0.2187666346969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690430544" calcext:value-type="float">
            <text:p>9690430544</text:p>
          </table:table-cell>
          <table:table-cell office:value-type="float" office:value="47124071064" calcext:value-type="float">
            <text:p>47124071064</text:p>
          </table:table-cell>
          <table:table-cell table:style-name="ce1" office:value-type="float" office:value="0.0354439" calcext:value-type="float">
            <text:p>3.54E-02</text:p>
          </table:table-cell>
          <table:table-cell/>
          <table:table-cell office:value-type="float" office:value="129.393147" calcext:value-type="float">
            <text:p>129.393147</text:p>
          </table:table-cell>
          <table:table-cell office:value-type="float" office:value="12.202601" calcext:value-type="float">
            <text:p>12.202601</text:p>
          </table:table-cell>
          <table:table-cell office:value-type="float" office:value="49.34089" calcext:value-type="float">
            <text:p>49.34089</text:p>
          </table:table-cell>
          <table:table-cell office:value-type="float" office:value="22.641393" calcext:value-type="float">
            <text:p>22.641393</text:p>
          </table:table-cell>
          <table:table-cell office:value-type="float" office:value="19.826808" calcext:value-type="float">
            <text:p>19.826808</text:p>
          </table:table-cell>
          <table:table-cell office:value-type="float" office:value="7.690986" calcext:value-type="float">
            <text:p>7.690986</text:p>
          </table:table-cell>
          <table:table-cell office:value-type="float" office:value="15.314705" calcext:value-type="float">
            <text:p>15.314705</text:p>
          </table:table-cell>
          <table:table-cell/>
          <table:table-cell office:value-type="float" office:value="0.290078" calcext:value-type="float">
            <text:p>0.290078</text:p>
          </table:table-cell>
          <table:table-cell office:value-type="float" office:value="0.192865010629896" calcext:value-type="float">
            <text:p>0.192865010629896</text:p>
          </table:table-cell>
          <table:table-cell office:value-type="float" office:value="0.340137390808855" calcext:value-type="float">
            <text:p>0.3401373908088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470602385" calcext:value-type="float">
            <text:p>8470602385</text:p>
          </table:table-cell>
          <table:table-cell office:value-type="float" office:value="39825797472" calcext:value-type="float">
            <text:p>39825797472</text:p>
          </table:table-cell>
          <table:table-cell table:style-name="ce1" office:value-type="float" office:value="0.0328811" calcext:value-type="float">
            <text:p>3.29E-02</text:p>
          </table:table-cell>
          <table:table-cell/>
          <table:table-cell office:value-type="float" office:value="112.814907" calcext:value-type="float">
            <text:p>112.814907</text:p>
          </table:table-cell>
          <table:table-cell office:value-type="float" office:value="10.461286" calcext:value-type="float">
            <text:p>10.461286</text:p>
          </table:table-cell>
          <table:table-cell office:value-type="float" office:value="41.806362" calcext:value-type="float">
            <text:p>41.806362</text:p>
          </table:table-cell>
          <table:table-cell office:value-type="float" office:value="19.53114" calcext:value-type="float">
            <text:p>19.53114</text:p>
          </table:table-cell>
          <table:table-cell office:value-type="float" office:value="17.840705" calcext:value-type="float">
            <text:p>17.840705</text:p>
          </table:table-cell>
          <table:table-cell office:value-type="float" office:value="6.853872" calcext:value-type="float">
            <text:p>6.853872</text:p>
          </table:table-cell>
          <table:table-cell office:value-type="float" office:value="13.885725" calcext:value-type="float">
            <text:p>13.885725</text:p>
          </table:table-cell>
          <table:table-cell/>
          <table:table-cell office:value-type="float" office:value="0.16454" calcext:value-type="float">
            <text:p>0.16454</text:p>
          </table:table-cell>
          <table:table-cell office:value-type="float" office:value="0.19022430118299" calcext:value-type="float">
            <text:p>0.19022430118299</text:p>
          </table:table-cell>
          <table:table-cell office:value-type="float" office:value="0.137147431331165" calcext:value-type="float">
            <text:p>0.1371474313311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202723719" calcext:value-type="float">
            <text:p>7202723719</text:p>
          </table:table-cell>
          <table:table-cell office:value-type="float" office:value="32679011520" calcext:value-type="float">
            <text:p>32679011520</text:p>
          </table:table-cell>
          <table:table-cell table:style-name="ce1" office:value-type="float" office:value="0.0281208" calcext:value-type="float">
            <text:p>2.81E-02</text:p>
          </table:table-cell>
          <table:table-cell/>
          <table:table-cell office:value-type="float" office:value="129.038601" calcext:value-type="float">
            <text:p>129.038601</text:p>
          </table:table-cell>
          <table:table-cell office:value-type="float" office:value="13.60958" calcext:value-type="float">
            <text:p>13.60958</text:p>
          </table:table-cell>
          <table:table-cell office:value-type="float" office:value="44.922003" calcext:value-type="float">
            <text:p>44.922003</text:p>
          </table:table-cell>
          <table:table-cell office:value-type="float" office:value="25.504245" calcext:value-type="float">
            <text:p>25.504245</text:p>
          </table:table-cell>
          <table:table-cell office:value-type="float" office:value="20.545087" calcext:value-type="float">
            <text:p>20.545087</text:p>
          </table:table-cell>
          <table:table-cell office:value-type="float" office:value="9.110325" calcext:value-type="float">
            <text:p>9.110325</text:p>
          </table:table-cell>
          <table:table-cell office:value-type="float" office:value="12.547924" calcext:value-type="float">
            <text:p>12.547924</text:p>
          </table:table-cell>
          <table:table-cell/>
          <table:table-cell office:value-type="float" office:value="0.352658" calcext:value-type="float">
            <text:p>0.352658</text:p>
          </table:table-cell>
          <table:table-cell office:value-type="float" office:value="0.172357187035102" calcext:value-type="float">
            <text:p>0.172357187035102</text:p>
          </table:table-cell>
          <table:table-cell office:value-type="float" office:value="0.251407336325698" calcext:value-type="float">
            <text:p>0.2514073363256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96393562" calcext:value-type="float">
            <text:p>5896393562</text:p>
          </table:table-cell>
          <table:table-cell office:value-type="float" office:value="25857031968" calcext:value-type="float">
            <text:p>25857031968</text:p>
          </table:table-cell>
          <table:table-cell table:style-name="ce1" office:value-type="float" office:value="0.0268867" calcext:value-type="float">
            <text:p>2.69E-02</text:p>
          </table:table-cell>
          <table:table-cell/>
          <table:table-cell office:value-type="float" office:value="105.232257" calcext:value-type="float">
            <text:p>105.232257</text:p>
          </table:table-cell>
          <table:table-cell office:value-type="float" office:value="9.816696" calcext:value-type="float">
            <text:p>9.816696</text:p>
          </table:table-cell>
          <table:table-cell office:value-type="float" office:value="39.662664" calcext:value-type="float">
            <text:p>39.662664</text:p>
          </table:table-cell>
          <table:table-cell office:value-type="float" office:value="18.151724" calcext:value-type="float">
            <text:p>18.151724</text:p>
          </table:table-cell>
          <table:table-cell office:value-type="float" office:value="17.119157" calcext:value-type="float">
            <text:p>17.119157</text:p>
          </table:table-cell>
          <table:table-cell office:value-type="float" office:value="6.587266" calcext:value-type="float">
            <text:p>6.587266</text:p>
          </table:table-cell>
          <table:table-cell office:value-type="float" office:value="11.524854" calcext:value-type="float">
            <text:p>11.524854</text:p>
          </table:table-cell>
          <table:table-cell/>
          <table:table-cell office:value-type="float" office:value="0.139033" calcext:value-type="float">
            <text:p>0.139033</text:p>
          </table:table-cell>
          <table:table-cell office:value-type="float" office:value="0.167395854167161" calcext:value-type="float">
            <text:p>0.167395854167161</text:p>
          </table:table-cell>
          <table:table-cell office:value-type="float" office:value="0.0890921891905827" calcext:value-type="float">
            <text:p>0.08909218919058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441884301" calcext:value-type="float">
            <text:p>4441884301</text:p>
          </table:table-cell>
          <table:table-cell office:value-type="float" office:value="19280275560" calcext:value-type="float">
            <text:p>19280275560</text:p>
          </table:table-cell>
          <table:table-cell table:style-name="ce1" office:value-type="float" office:value="0.0234609" calcext:value-type="float">
            <text:p>2.35E-02</text:p>
          </table:table-cell>
          <table:table-cell/>
          <table:table-cell office:value-type="float" office:value="103.251078" calcext:value-type="float">
            <text:p>103.251078</text:p>
          </table:table-cell>
          <table:table-cell office:value-type="float" office:value="9.660716" calcext:value-type="float">
            <text:p>9.660716</text:p>
          </table:table-cell>
          <table:table-cell office:value-type="float" office:value="39.029664" calcext:value-type="float">
            <text:p>39.029664</text:p>
          </table:table-cell>
          <table:table-cell office:value-type="float" office:value="17.595005" calcext:value-type="float">
            <text:p>17.595005</text:p>
          </table:table-cell>
          <table:table-cell office:value-type="float" office:value="16.762053" calcext:value-type="float">
            <text:p>16.762053</text:p>
          </table:table-cell>
          <table:table-cell office:value-type="float" office:value="6.621905" calcext:value-type="float">
            <text:p>6.621905</text:p>
          </table:table-cell>
          <table:table-cell office:value-type="float" office:value="11.101104" calcext:value-type="float">
            <text:p>11.101104</text:p>
          </table:table-cell>
          <table:table-cell/>
          <table:table-cell office:value-type="float" office:value="0.131805" calcext:value-type="float">
            <text:p>0.131805</text:p>
          </table:table-cell>
          <table:table-cell office:value-type="float" office:value="0.170117149037646" calcext:value-type="float">
            <text:p>0.170117149037646</text:p>
          </table:table-cell>
          <table:table-cell office:value-type="float" office:value="0.077468973270214" calcext:value-type="float">
            <text:p>0.0774689732702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57859997" calcext:value-type="float">
            <text:p>2957859997</text:p>
          </table:table-cell>
          <table:table-cell office:value-type="float" office:value="12735506448" calcext:value-type="float">
            <text:p>12735506448</text:p>
          </table:table-cell>
          <table:table-cell table:style-name="ce1" office:value-type="float" office:value="0.0208515" calcext:value-type="float">
            <text:p>2.09E-02</text:p>
          </table:table-cell>
          <table:table-cell/>
          <table:table-cell office:value-type="float" office:value="98.008706" calcext:value-type="float">
            <text:p>98.008706</text:p>
          </table:table-cell>
          <table:table-cell office:value-type="float" office:value="9.347683" calcext:value-type="float">
            <text:p>9.347683</text:p>
          </table:table-cell>
          <table:table-cell office:value-type="float" office:value="36.526474" calcext:value-type="float">
            <text:p>36.526474</text:p>
          </table:table-cell>
          <table:table-cell office:value-type="float" office:value="17.063704" calcext:value-type="float">
            <text:p>17.063704</text:p>
          </table:table-cell>
          <table:table-cell office:value-type="float" office:value="16.192017" calcext:value-type="float">
            <text:p>16.192017</text:p>
          </table:table-cell>
          <table:table-cell office:value-type="float" office:value="6.585244" calcext:value-type="float">
            <text:p>6.585244</text:p>
          </table:table-cell>
          <table:table-cell office:value-type="float" office:value="9.946032" calcext:value-type="float">
            <text:p>9.946032</text:p>
          </table:table-cell>
          <table:table-cell/>
          <table:table-cell office:value-type="float" office:value="0.101342" calcext:value-type="float">
            <text:p>0.101342</text:p>
          </table:table-cell>
          <table:table-cell office:value-type="float" office:value="0.160994822341361" calcext:value-type="float">
            <text:p>0.160994822341361</text:p>
          </table:table-cell>
          <table:table-cell office:value-type="float" office:value="0.0547795034966638" calcext:value-type="float">
            <text:p>0.05477950349666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69298122" calcext:value-type="float">
            <text:p>1469298122</text:p>
          </table:table-cell>
          <table:table-cell office:value-type="float" office:value="6231022272" calcext:value-type="float">
            <text:p>6231022272</text:p>
          </table:table-cell>
          <table:table-cell table:style-name="ce1" office:value-type="float" office:value="0.0174246" calcext:value-type="float">
            <text:p>1.74E-02</text:p>
          </table:table-cell>
          <table:table-cell/>
          <table:table-cell office:value-type="float" office:value="89.680427" calcext:value-type="float">
            <text:p>89.680427</text:p>
          </table:table-cell>
          <table:table-cell office:value-type="float" office:value="8.776947" calcext:value-type="float">
            <text:p>8.776947</text:p>
          </table:table-cell>
          <table:table-cell office:value-type="float" office:value="34.677073" calcext:value-type="float">
            <text:p>34.677073</text:p>
          </table:table-cell>
          <table:table-cell office:value-type="float" office:value="15.495406" calcext:value-type="float">
            <text:p>15.495406</text:p>
          </table:table-cell>
          <table:table-cell office:value-type="float" office:value="15.165254" calcext:value-type="float">
            <text:p>15.165254</text:p>
          </table:table-cell>
          <table:table-cell office:value-type="float" office:value="6.86712" calcext:value-type="float">
            <text:p>6.86712</text:p>
          </table:table-cell>
          <table:table-cell office:value-type="float" office:value="6.523109" calcext:value-type="float">
            <text:p>6.523109</text:p>
          </table:table-cell>
          <table:table-cell/>
          <table:table-cell office:value-type="float" office:value="0.098222" calcext:value-type="float">
            <text:p>0.098222</text:p>
          </table:table-cell>
          <table:table-cell office:value-type="float" office:value="0.144077456477137" calcext:value-type="float">
            <text:p>0.144077456477137</text:p>
          </table:table-cell>
          <table:table-cell office:value-type="float" office:value="0.0212577420233622" calcext:value-type="float">
            <text:p>0.02125774202336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5041400" calcext:value-type="float">
            <text:p>745041400</text:p>
          </table:table-cell>
          <table:table-cell office:value-type="float" office:value="3123334080" calcext:value-type="float">
            <text:p>3123334080</text:p>
          </table:table-cell>
          <table:table-cell table:style-name="ce1" office:value-type="float" office:value="0.0170426" calcext:value-type="float">
            <text:p>1.70E-02</text:p>
          </table:table-cell>
          <table:table-cell/>
          <table:table-cell office:value-type="float" office:value="83.9431" calcext:value-type="float">
            <text:p>83.9431</text:p>
          </table:table-cell>
          <table:table-cell office:value-type="float" office:value="8.536259" calcext:value-type="float">
            <text:p>8.536259</text:p>
          </table:table-cell>
          <table:table-cell office:value-type="float" office:value="32.284974" calcext:value-type="float">
            <text:p>32.284974</text:p>
          </table:table-cell>
          <table:table-cell office:value-type="float" office:value="15.605766" calcext:value-type="float">
            <text:p>15.605766</text:p>
          </table:table-cell>
          <table:table-cell office:value-type="float" office:value="15.260963" calcext:value-type="float">
            <text:p>15.260963</text:p>
          </table:table-cell>
          <table:table-cell office:value-type="float" office:value="6.96193" calcext:value-type="float">
            <text:p>6.96193</text:p>
          </table:table-cell>
          <table:table-cell office:value-type="float" office:value="3.507138" calcext:value-type="float">
            <text:p>3.507138</text:p>
          </table:table-cell>
          <table:table-cell/>
          <table:table-cell office:value-type="float" office:value="0.076279" calcext:value-type="float">
            <text:p>0.076279</text:p>
          </table:table-cell>
          <table:table-cell office:value-type="float" office:value="0.117942080641867" calcext:value-type="float">
            <text:p>0.117942080641867</text:p>
          </table:table-cell>
          <table:table-cell office:value-type="float" office:value="0.0213580149581693" calcext:value-type="float">
            <text:p>0.02135801495816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5041400" calcext:value-type="float">
            <text:p>745041400</text:p>
          </table:table-cell>
          <table:table-cell office:value-type="float" office:value="3123334080" calcext:value-type="float">
            <text:p>3123334080</text:p>
          </table:table-cell>
          <table:table-cell table:style-name="ce1" office:value-type="float" office:value="0.0170426" calcext:value-type="float">
            <text:p>1.70E-02</text:p>
          </table:table-cell>
          <table:table-cell/>
          <table:table-cell office:value-type="float" office:value="83.9431" calcext:value-type="float">
            <text:p>83.9431</text:p>
          </table:table-cell>
          <table:table-cell office:value-type="float" office:value="8.536259" calcext:value-type="float">
            <text:p>8.536259</text:p>
          </table:table-cell>
          <table:table-cell office:value-type="float" office:value="32.284974" calcext:value-type="float">
            <text:p>32.284974</text:p>
          </table:table-cell>
          <table:table-cell office:value-type="float" office:value="15.605766" calcext:value-type="float">
            <text:p>15.605766</text:p>
          </table:table-cell>
          <table:table-cell office:value-type="float" office:value="15.260963" calcext:value-type="float">
            <text:p>15.260963</text:p>
          </table:table-cell>
          <table:table-cell office:value-type="float" office:value="6.96193" calcext:value-type="float">
            <text:p>6.96193</text:p>
          </table:table-cell>
          <table:table-cell office:value-type="float" office:value="3.507138" calcext:value-type="float">
            <text:p>3.507138</text:p>
          </table:table-cell>
          <table:table-cell/>
          <table:table-cell office:value-type="float" office:value="0.076279" calcext:value-type="float">
            <text:p>0.076279</text:p>
          </table:table-cell>
          <table:table-cell office:value-type="float" office:value="0.117942080641867" calcext:value-type="float">
            <text:p>0.117942080641867</text:p>
          </table:table-cell>
          <table:table-cell table:style-name="ce1" office:value-type="float" office:value="0.0213580149581693" calcext:value-type="float">
            <text:p>2.14E-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5041400" calcext:value-type="float">
            <text:p>745041400</text:p>
          </table:table-cell>
          <table:table-cell office:value-type="float" office:value="3123334080" calcext:value-type="float">
            <text:p>3123334080</text:p>
          </table:table-cell>
          <table:table-cell table:style-name="ce1" office:value-type="float" office:value="0.0170426" calcext:value-type="float">
            <text:p>1.70E-02</text:p>
          </table:table-cell>
          <table:table-cell/>
          <table:table-cell office:value-type="float" office:value="83.9431" calcext:value-type="float">
            <text:p>83.9431</text:p>
          </table:table-cell>
          <table:table-cell office:value-type="float" office:value="8.536259" calcext:value-type="float">
            <text:p>8.536259</text:p>
          </table:table-cell>
          <table:table-cell office:value-type="float" office:value="32.284974" calcext:value-type="float">
            <text:p>32.284974</text:p>
          </table:table-cell>
          <table:table-cell office:value-type="float" office:value="15.605766" calcext:value-type="float">
            <text:p>15.605766</text:p>
          </table:table-cell>
          <table:table-cell office:value-type="float" office:value="15.260963" calcext:value-type="float">
            <text:p>15.260963</text:p>
          </table:table-cell>
          <table:table-cell office:value-type="float" office:value="6.96193" calcext:value-type="float">
            <text:p>6.96193</text:p>
          </table:table-cell>
          <table:table-cell office:value-type="float" office:value="3.507138" calcext:value-type="float">
            <text:p>3.507138</text:p>
          </table:table-cell>
          <table:table-cell/>
          <table:table-cell office:value-type="float" office:value="0.076279" calcext:value-type="float">
            <text:p>0.076279</text:p>
          </table:table-cell>
          <table:table-cell office:value-type="float" office:value="0.117942080641867" calcext:value-type="float">
            <text:p>0.117942080641867</text:p>
          </table:table-cell>
          <table:table-cell table:style-name="ce1" office:value-type="float" office:value="0.0213580149581693" calcext:value-type="float">
            <text:p>2.14E-02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um threads</text:p>
          </table:table-cell>
          <table:table-cell/>
          <table:table-cell office:value-type="string" calcext:value-type="string">
            <text:p>ref. runtime</text:p>
          </table:table-cell>
          <table:table-cell/>
          <table:table-cell office:value-type="string" calcext:value-type="string">
            <text:p>ref. #objects</text:p>
          </table:table-cell>
          <table:table-cell office:value-type="string" calcext:value-type="string">
            <text:p>#objects</text:p>
          </table:table-cell>
          <table:table-cell office:value-type="string" calcext:value-type="string">
            <text:p>symbolic #objects</text:p>
          </table:table-cell>
          <table:table-cell/>
          <table:table-cell office:value-type="string" calcext:value-type="string">
            <text:p>symbolic #objects (deterministic)</text:p>
          </table:table-cell>
          <table:table-cell/>
          <table:table-cell office:value-type="string" calcext:value-type="string">
            <text:p>ref runtime</text:p>
          </table:table-cell>
          <table:table-cell/>
          <table:table-cell office:value-type="string" calcext:value-type="string">
            <text:p>pre-symbolic step</text:p>
          </table:table-cell>
          <table:table-cell office:value-type="string" calcext:value-type="string">
            <text:p>symbolic step</text:p>
          </table:table-cell>
          <table:table-cell office:value-type="string" calcext:value-type="string">
            <text:p>duplicates elimination</text:p>
          </table:table-cell>
          <table:table-cell office:value-type="string" calcext:value-type="string">
            <text:p>pre-object generation</text:p>
          </table:table-cell>
          <table:table-cell office:value-type="string" calcext:value-type="string">
            <text:p>object 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subtitle</text:p>
          </table:table-cell>
        </table:table-row>
        <table:table-row table:style-name="ro1">
          <table:table-cell table:formula="of:=[.A6]*[.B6]*[.C6]" office:value-type="float" office:value="1476" calcext:value-type="float">
            <text:p>1476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28]/[.A$47]" office:value-type="float" office:value="41" calcext:value-type="float">
            <text:p>41</text:p>
          </table:table-cell>
          <table:table-cell table:formula="of:=[.E6]/[.E$25]" office:value-type="float" office:value="34.0072710966129" calcext:value-type="float">
            <text:p>34.0072710966129</text:p>
          </table:table-cell>
          <table:table-cell table:formula="of:=[.F6]/[.F$25]" office:value-type="float" office:value="46.6060356886318" calcext:value-type="float">
            <text:p>46.6060356886318</text:p>
          </table:table-cell>
          <table:table-cell/>
          <table:table-cell table:formula="of:=[.F29]/[.F$48]" office:value-type="string" office:string-value="" calcext:value-type="error">
            <text:p>#DIV/0!</text:p>
          </table:table-cell>
          <table:table-cell/>
          <table:table-cell table:formula="of:=SUM([.J6:.O6])" office:value-type="float" office:value="185.791433" calcext:value-type="float">
            <text:p>185.791433</text:p>
          </table:table-cell>
          <table:table-cell/>
          <table:table-cell table:formula="of:=[.J6] / [.$K28]" office:value-type="float" office:value="0.0944450328880342" calcext:value-type="float">
            <text:p>0.0944450328880342</text:p>
          </table:table-cell>
          <table:table-cell table:formula="of:=[.K6] / [.$K28]" office:value-type="float" office:value="0.39982377443636" calcext:value-type="float">
            <text:p>0.39982377443636</text:p>
          </table:table-cell>
          <table:table-cell table:formula="of:=[.L6] / [.$K28]" office:value-type="float" office:value="0.1783345521642" calcext:value-type="float">
            <text:p>0.1783345521642</text:p>
          </table:table-cell>
          <table:table-cell table:formula="of:=[.M6] / [.$K28]" office:value-type="float" office:value="0.159862155753974" calcext:value-type="float">
            <text:p>0.159862155753974</text:p>
          </table:table-cell>
          <table:table-cell table:formula="of:=[.N6] / [.$K28]" office:value-type="float" office:value="0.0529063414888457" calcext:value-type="float">
            <text:p>0.0529063414888457</text:p>
          </table:table-cell>
          <table:table-cell table:formula="of:=[.O6] / [.$K28]" office:value-type="float" office:value="0.114628143268587" calcext:value-type="float">
            <text:p>0.114628143268587</text:p>
          </table:table-cell>
          <table:table-cell/>
          <table:table-cell table:formula="of:=CONCATENATE(&quot;for &quot;;[.A2];&quot; iterations, starting with 1 graphs having &quot;;[.B2];&quot; nodes&quot;)" office:value-type="string" office:string-value="for 5 iterations, starting with 1 graphs having 15 nodes" calcext:value-type="string">
            <text:p>for 5 iterations, starting with 1 graphs having 15 nodes</text:p>
          </table:table-cell>
        </table:table-row>
        <table:table-row table:style-name="ro1">
          <table:table-cell table:formula="of:=[.A7]*[.B7]*[.C7]" office:value-type="float" office:value="1368" calcext:value-type="float">
            <text:p>1368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29]/[.A$47]" office:value-type="float" office:value="38" calcext:value-type="float">
            <text:p>38</text:p>
          </table:table-cell>
          <table:table-cell table:formula="of:=[.E7]/[.E$25]" office:value-type="float" office:value="31.6490918142267" calcext:value-type="float">
            <text:p>31.6490918142267</text:p>
          </table:table-cell>
          <table:table-cell table:formula="of:=[.F7]/[.F$25]" office:value-type="float" office:value="43.1068897989933" calcext:value-type="float">
            <text:p>43.1068897989933</text:p>
          </table:table-cell>
          <table:table-cell/>
          <table:table-cell table:formula="of:=[.F30]/[.F$48]" office:value-type="string" office:string-value="" calcext:value-type="error">
            <text:p>#DIV/0!</text:p>
          </table:table-cell>
          <table:table-cell/>
          <table:table-cell table:formula="of:=SUM([.J7:.O7])" office:value-type="float" office:value="143.748815" calcext:value-type="float">
            <text:p>143.748815</text:p>
          </table:table-cell>
          <table:table-cell/>
          <table:table-cell table:formula="of:=[.J7] / [.$K29]" office:value-type="float" office:value="0.0894044378731053" calcext:value-type="float">
            <text:p>0.0894044378731053</text:p>
          </table:table-cell>
          <table:table-cell table:formula="of:=[.K7] / [.$K29]" office:value-type="float" office:value="0.366328557212802" calcext:value-type="float">
            <text:p>0.366328557212802</text:p>
          </table:table-cell>
          <table:table-cell table:formula="of:=[.L7] / [.$K29]" office:value-type="float" office:value="0.204548719236399" calcext:value-type="float">
            <text:p>0.204548719236399</text:p>
          </table:table-cell>
          <table:table-cell table:formula="of:=[.M7] / [.$K29]" office:value-type="float" office:value="0.150182573678955" calcext:value-type="float">
            <text:p>0.150182573678955</text:p>
          </table:table-cell>
          <table:table-cell table:formula="of:=[.N7] / [.$K29]" office:value-type="float" office:value="0.068599062886188" calcext:value-type="float">
            <text:p>0.068599062886188</text:p>
          </table:table-cell>
          <table:table-cell table:formula="of:=[.O7] / [.$K29]" office:value-type="float" office:value="0.120936649112551" calcext:value-type="float">
            <text:p>0.120936649112551</text:p>
          </table:table-cell>
          <table:table-cell table:number-columns-repeated="2"/>
        </table:table-row>
        <table:table-row table:style-name="ro1">
          <table:table-cell table:formula="of:=[.A8]*[.B8]*[.C8]" office:value-type="float" office:value="1260" calcext:value-type="float">
            <text:p>1260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0]/[.A$47]" office:value-type="float" office:value="35" calcext:value-type="float">
            <text:p>35</text:p>
          </table:table-cell>
          <table:table-cell table:formula="of:=[.E8]/[.E$25]" office:value-type="float" office:value="29.3591415591134" calcext:value-type="float">
            <text:p>29.3591415591134</text:p>
          </table:table-cell>
          <table:table-cell table:formula="of:=[.F8]/[.F$25]" office:value-type="float" office:value="39.5907221682799" calcext:value-type="float">
            <text:p>39.5907221682799</text:p>
          </table:table-cell>
          <table:table-cell/>
          <table:table-cell table:formula="of:=[.F31]/[.F$48]" office:value-type="string" office:string-value="" calcext:value-type="error">
            <text:p>#DIV/0!</text:p>
          </table:table-cell>
          <table:table-cell/>
          <table:table-cell table:formula="of:=SUM([.J8:.O8])" office:value-type="float" office:value="139.325812" calcext:value-type="float">
            <text:p>139.325812</text:p>
          </table:table-cell>
          <table:table-cell/>
          <table:table-cell table:formula="of:=[.J8] / [.$K30]" office:value-type="float" office:value="0.0947846404799708" calcext:value-type="float">
            <text:p>0.0947846404799708</text:p>
          </table:table-cell>
          <table:table-cell table:formula="of:=[.K8] / [.$K30]" office:value-type="float" office:value="0.341625326396806" calcext:value-type="float">
            <text:p>0.341625326396806</text:p>
          </table:table-cell>
          <table:table-cell table:formula="of:=[.L8] / [.$K30]" office:value-type="float" office:value="0.218100792407368" calcext:value-type="float">
            <text:p>0.218100792407368</text:p>
          </table:table-cell>
          <table:table-cell table:formula="of:=[.M8] / [.$K30]" office:value-type="float" office:value="0.156589455225999" calcext:value-type="float">
            <text:p>0.156589455225999</text:p>
          </table:table-cell>
          <table:table-cell table:formula="of:=[.N8] / [.$K30]" office:value-type="float" office:value="0.0702500481389622" calcext:value-type="float">
            <text:p>0.0702500481389622</text:p>
          </table:table-cell>
          <table:table-cell table:formula="of:=[.O8] / [.$K30]" office:value-type="float" office:value="0.118649737350894" calcext:value-type="float">
            <text:p>0.118649737350894</text:p>
          </table:table-cell>
          <table:table-cell table:number-columns-repeated="2"/>
        </table:table-row>
        <table:table-row table:style-name="ro1">
          <table:table-cell table:formula="of:=[.A9]*[.B9]*[.C9]" office:value-type="float" office:value="1152" calcext:value-type="float">
            <text:p>1152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1]/[.A$47]" office:value-type="float" office:value="32" calcext:value-type="float">
            <text:p>32</text:p>
          </table:table-cell>
          <table:table-cell table:formula="of:=[.E9]/[.E$25]" office:value-type="float" office:value="27.0822600609845" calcext:value-type="float">
            <text:p>27.0822600609845</text:p>
          </table:table-cell>
          <table:table-cell table:formula="of:=[.F9]/[.F$25]" office:value-type="float" office:value="36.044644353895" calcext:value-type="float">
            <text:p>36.044644353895</text:p>
          </table:table-cell>
          <table:table-cell/>
          <table:table-cell table:formula="of:=[.F32]/[.F$48]" office:value-type="string" office:string-value="" calcext:value-type="error">
            <text:p>#DIV/0!</text:p>
          </table:table-cell>
          <table:table-cell/>
          <table:table-cell table:formula="of:=SUM([.J9:.O9])" office:value-type="float" office:value="141.13359" calcext:value-type="float">
            <text:p>141.13359</text:p>
          </table:table-cell>
          <table:table-cell/>
          <table:table-cell table:formula="of:=[.J9] / [.$K31]" office:value-type="float" office:value="0.113008646630473" calcext:value-type="float">
            <text:p>0.113008646630473</text:p>
          </table:table-cell>
          <table:table-cell table:formula="of:=[.K9] / [.$K31]" office:value-type="float" office:value="0.320381887826987" calcext:value-type="float">
            <text:p>0.320381887826987</text:p>
          </table:table-cell>
          <table:table-cell table:formula="of:=[.L9] / [.$K31]" office:value-type="float" office:value="0.20373561673022" calcext:value-type="float">
            <text:p>0.20373561673022</text:p>
          </table:table-cell>
          <table:table-cell table:formula="of:=[.M9] / [.$K31]" office:value-type="float" office:value="0.16294646795281" calcext:value-type="float">
            <text:p>0.16294646795281</text:p>
          </table:table-cell>
          <table:table-cell table:formula="of:=[.N9] / [.$K31]" office:value-type="float" office:value="0.069614249874888" calcext:value-type="float">
            <text:p>0.069614249874888</text:p>
          </table:table-cell>
          <table:table-cell table:formula="of:=[.O9] / [.$K31]" office:value-type="float" office:value="0.130313130984622" calcext:value-type="float">
            <text:p>0.130313130984622</text:p>
          </table:table-cell>
          <table:table-cell table:number-columns-repeated="2"/>
        </table:table-row>
        <table:table-row table:style-name="ro1">
          <table:table-cell table:formula="of:=[.A10]*[.B10]*[.C10]" office:value-type="float" office:value="1044" calcext:value-type="float">
            <text:p>1044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2]/[.A$47]" office:value-type="float" office:value="29" calcext:value-type="float">
            <text:p>29</text:p>
          </table:table-cell>
          <table:table-cell table:formula="of:=[.E10]/[.E$25]" office:value-type="float" office:value="24.7846320942702" calcext:value-type="float">
            <text:p>24.7846320942702</text:p>
          </table:table-cell>
          <table:table-cell table:formula="of:=[.F10]/[.F$25]" office:value-type="float" office:value="32.5434433411619" calcext:value-type="float">
            <text:p>32.5434433411619</text:p>
          </table:table-cell>
          <table:table-cell/>
          <table:table-cell table:formula="of:=[.F33]/[.F$48]" office:value-type="string" office:string-value="" calcext:value-type="error">
            <text:p>#DIV/0!</text:p>
          </table:table-cell>
          <table:table-cell/>
          <table:table-cell table:formula="of:=SUM([.J10:.O10])" office:value-type="float" office:value="132.298216" calcext:value-type="float">
            <text:p>132.298216</text:p>
          </table:table-cell>
          <table:table-cell/>
          <table:table-cell table:formula="of:=[.J10] / [.$K32]" office:value-type="float" office:value="0.0988319827381497" calcext:value-type="float">
            <text:p>0.0988319827381497</text:p>
          </table:table-cell>
          <table:table-cell table:formula="of:=[.K10] / [.$K32]" office:value-type="float" office:value="0.336596859325752" calcext:value-type="float">
            <text:p>0.336596859325752</text:p>
          </table:table-cell>
          <table:table-cell table:formula="of:=[.L10] / [.$K32]" office:value-type="float" office:value="0.216437710694451" calcext:value-type="float">
            <text:p>0.216437710694451</text:p>
          </table:table-cell>
          <table:table-cell table:formula="of:=[.M10] / [.$K32]" office:value-type="float" office:value="0.155934249332584" calcext:value-type="float">
            <text:p>0.155934249332584</text:p>
          </table:table-cell>
          <table:table-cell table:formula="of:=[.N10] / [.$K32]" office:value-type="float" office:value="0.072932404470216" calcext:value-type="float">
            <text:p>0.072932404470216</text:p>
          </table:table-cell>
          <table:table-cell table:formula="of:=[.O10] / [.$K32]" office:value-type="float" office:value="0.119266793438847" calcext:value-type="float">
            <text:p>0.119266793438847</text:p>
          </table:table-cell>
          <table:table-cell table:number-columns-repeated="2"/>
        </table:table-row>
        <table:table-row table:style-name="ro2">
          <table:table-cell table:formula="of:=[.A11]*[.B11]*[.C11]" office:value-type="float" office:value="936" calcext:value-type="float">
            <text:p>936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3]/[.A$47]" office:value-type="float" office:value="26" calcext:value-type="float">
            <text:p>26</text:p>
          </table:table-cell>
          <table:table-cell table:formula="of:=[.E11]/[.E$25]" office:value-type="float" office:value="22.5186503112444" calcext:value-type="float">
            <text:p>22.5186503112444</text:p>
          </table:table-cell>
          <table:table-cell table:formula="of:=[.F11]/[.F$25]" office:value-type="float" office:value="28.9937872928406" calcext:value-type="float">
            <text:p>28.9937872928406</text:p>
          </table:table-cell>
          <table:table-cell/>
          <table:table-cell table:formula="of:=[.F34]/[.F$48]" office:value-type="string" office:string-value="" calcext:value-type="error">
            <text:p>#DIV/0!</text:p>
          </table:table-cell>
          <table:table-cell/>
          <table:table-cell table:formula="of:=SUM([.J11:.O11])" office:value-type="float" office:value="138.835125" calcext:value-type="float">
            <text:p>138.835125</text:p>
          </table:table-cell>
          <table:table-cell/>
          <table:table-cell table:formula="of:=[.J11] / [.$K33]" office:value-type="float" office:value="0.0951233414454735" calcext:value-type="float">
            <text:p>0.0951233414454735</text:p>
          </table:table-cell>
          <table:table-cell table:formula="of:=[.K11] / [.$K33]" office:value-type="float" office:value="0.361933638911623" calcext:value-type="float">
            <text:p>0.361933638911623</text:p>
          </table:table-cell>
          <table:table-cell table:formula="of:=[.L11] / [.$K33]" office:value-type="float" office:value="0.197541954890738" calcext:value-type="float">
            <text:p>0.197541954890738</text:p>
          </table:table-cell>
          <table:table-cell table:formula="of:=[.M11] / [.$K33]" office:value-type="float" office:value="0.159126647525257" calcext:value-type="float">
            <text:p>0.159126647525257</text:p>
          </table:table-cell>
          <table:table-cell table:formula="of:=[.N11] / [.$K33]" office:value-type="float" office:value="0.0693899688569445" calcext:value-type="float">
            <text:p>0.0693899688569445</text:p>
          </table:table-cell>
          <table:table-cell table:formula="of:=[.O11] / [.$K33]" office:value-type="float" office:value="0.116884448369964" calcext:value-type="float">
            <text:p>0.116884448369964</text:p>
          </table:table-cell>
          <table:table-cell table:number-columns-repeated="2"/>
        </table:table-row>
        <table:table-row table:style-name="ro1">
          <table:table-cell table:formula="of:=[.A12]*[.B12]*[.C12]" office:value-type="float" office:value="828" calcext:value-type="float">
            <text:p>828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4]/[.A$47]" office:value-type="float" office:value="23" calcext:value-type="float">
            <text:p>23</text:p>
          </table:table-cell>
          <table:table-cell table:formula="of:=[.E12]/[.E$25]" office:value-type="float" office:value="19.9290153500195" calcext:value-type="float">
            <text:p>19.9290153500195</text:p>
          </table:table-cell>
          <table:table-cell table:formula="of:=[.F12]/[.F$25]" office:value-type="float" office:value="25.4118907856312" calcext:value-type="float">
            <text:p>25.4118907856312</text:p>
          </table:table-cell>
          <table:table-cell/>
          <table:table-cell table:formula="of:=[.F35]/[.F$48]" office:value-type="string" office:string-value="" calcext:value-type="error">
            <text:p>#DIV/0!</text:p>
          </table:table-cell>
          <table:table-cell/>
          <table:table-cell table:formula="of:=SUM([.J12:.O12])" office:value-type="float" office:value="130.228057" calcext:value-type="float">
            <text:p>130.228057</text:p>
          </table:table-cell>
          <table:table-cell/>
          <table:table-cell table:formula="of:=[.J12] / [.$K34]" office:value-type="float" office:value="0.0975652811897516" calcext:value-type="float">
            <text:p>0.0975652811897516</text:p>
          </table:table-cell>
          <table:table-cell table:formula="of:=[.K12] / [.$K34]" office:value-type="float" office:value="0.353447398819749" calcext:value-type="float">
            <text:p>0.353447398819749</text:p>
          </table:table-cell>
          <table:table-cell table:formula="of:=[.L12] / [.$K34]" office:value-type="float" office:value="0.200845667228223" calcext:value-type="float">
            <text:p>0.200845667228223</text:p>
          </table:table-cell>
          <table:table-cell table:formula="of:=[.M12] / [.$K34]" office:value-type="float" office:value="0.151080968673287" calcext:value-type="float">
            <text:p>0.151080968673287</text:p>
          </table:table-cell>
          <table:table-cell table:formula="of:=[.N12] / [.$K34]" office:value-type="float" office:value="0.0731423490408062" calcext:value-type="float">
            <text:p>0.0731423490408062</text:p>
          </table:table-cell>
          <table:table-cell table:formula="of:=[.O12] / [.$K34]" office:value-type="float" office:value="0.123918335048184" calcext:value-type="float">
            <text:p>0.123918335048184</text:p>
          </table:table-cell>
          <table:table-cell table:number-columns-repeated="2"/>
        </table:table-row>
        <table:table-row table:style-name="ro1">
          <table:table-cell table:formula="of:=[.A13]*[.B13]*[.C13]" office:value-type="float" office:value="720" calcext:value-type="float">
            <text:p>720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5]/[.A$47]" office:value-type="float" office:value="20" calcext:value-type="float">
            <text:p>20</text:p>
          </table:table-cell>
          <table:table-cell table:formula="of:=[.E13]/[.E$25]" office:value-type="float" office:value="17.4332421312426" calcext:value-type="float">
            <text:p>17.4332421312426</text:p>
          </table:table-cell>
          <table:table-cell table:formula="of:=[.F13]/[.F$25]" office:value-type="float" office:value="21.8770759738901" calcext:value-type="float">
            <text:p>21.8770759738901</text:p>
          </table:table-cell>
          <table:table-cell/>
          <table:table-cell table:formula="of:=[.F36]/[.F$48]" office:value-type="string" office:string-value="" calcext:value-type="error">
            <text:p>#DIV/0!</text:p>
          </table:table-cell>
          <table:table-cell/>
          <table:table-cell table:formula="of:=SUM([.J13:.O13])" office:value-type="float" office:value="136.670325" calcext:value-type="float">
            <text:p>136.670325</text:p>
          </table:table-cell>
          <table:table-cell/>
          <table:table-cell table:formula="of:=[.J13] / [.$K35]" office:value-type="float" office:value="0.0972464578539636" calcext:value-type="float">
            <text:p>0.0972464578539636</text:p>
          </table:table-cell>
          <table:table-cell table:formula="of:=[.K13] / [.$K35]" office:value-type="float" office:value="0.370726359215141" calcext:value-type="float">
            <text:p>0.370726359215141</text:p>
          </table:table-cell>
          <table:table-cell table:formula="of:=[.L13] / [.$K35]" office:value-type="float" office:value="0.195395313503498" calcext:value-type="float">
            <text:p>0.195395313503498</text:p>
          </table:table-cell>
          <table:table-cell table:formula="of:=[.M13] / [.$K35]" office:value-type="float" office:value="0.151863105615648" calcext:value-type="float">
            <text:p>0.151863105615648</text:p>
          </table:table-cell>
          <table:table-cell table:formula="of:=[.N13] / [.$K35]" office:value-type="float" office:value="0.0698833854386459" calcext:value-type="float">
            <text:p>0.0698833854386459</text:p>
          </table:table-cell>
          <table:table-cell table:formula="of:=[.O13] / [.$K35]" office:value-type="float" office:value="0.114885378373103" calcext:value-type="float">
            <text:p>0.114885378373103</text:p>
          </table:table-cell>
          <table:table-cell table:number-columns-repeated="2"/>
        </table:table-row>
        <table:table-row table:style-name="ro1">
          <table:table-cell table:formula="of:=[.A14]*[.B14]*[.C14]" office:value-type="float" office:value="648" calcext:value-type="float">
            <text:p>648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6]/[.A$47]" office:value-type="float" office:value="18" calcext:value-type="float">
            <text:p>18</text:p>
          </table:table-cell>
          <table:table-cell table:formula="of:=[.E14]/[.E$25]" office:value-type="float" office:value="16.0881639221659" calcext:value-type="float">
            <text:p>16.0881639221659</text:p>
          </table:table-cell>
          <table:table-cell table:formula="of:=[.F14]/[.F$25]" office:value-type="float" office:value="19.6855666852007" calcext:value-type="float">
            <text:p>19.6855666852007</text:p>
          </table:table-cell>
          <table:table-cell/>
          <table:table-cell table:formula="of:=[.F37]/[.F$48]" office:value-type="string" office:string-value="" calcext:value-type="error">
            <text:p>#DIV/0!</text:p>
          </table:table-cell>
          <table:table-cell/>
          <table:table-cell table:formula="of:=SUM([.J14:.O14])" office:value-type="float" office:value="119.128603" calcext:value-type="float">
            <text:p>119.128603</text:p>
          </table:table-cell>
          <table:table-cell/>
          <table:table-cell table:formula="of:=[.J14] / [.$K36]" office:value-type="float" office:value="0.0895428531131184" calcext:value-type="float">
            <text:p>0.0895428531131184</text:p>
          </table:table-cell>
          <table:table-cell table:formula="of:=[.K14] / [.$K36]" office:value-type="float" office:value="0.382892771772032" calcext:value-type="float">
            <text:p>0.382892771772032</text:p>
          </table:table-cell>
          <table:table-cell table:formula="of:=[.L14] / [.$K36]" office:value-type="float" office:value="0.17787957271689" calcext:value-type="float">
            <text:p>0.17787957271689</text:p>
          </table:table-cell>
          <table:table-cell table:formula="of:=[.M14] / [.$K36]" office:value-type="float" office:value="0.15543705318193" calcext:value-type="float">
            <text:p>0.15543705318193</text:p>
          </table:table-cell>
          <table:table-cell table:formula="of:=[.N14] / [.$K36]" office:value-type="float" office:value="0.0597762319096447" calcext:value-type="float">
            <text:p>0.0597762319096447</text:p>
          </table:table-cell>
          <table:table-cell table:formula="of:=[.O14] / [.$K36]" office:value-type="float" office:value="0.134471517306385" calcext:value-type="float">
            <text:p>0.134471517306385</text:p>
          </table:table-cell>
          <table:table-cell table:number-columns-repeated="2"/>
        </table:table-row>
        <table:table-row table:style-name="ro1">
          <table:table-cell table:formula="of:=[.A15]*[.B15]*[.C15]" office:value-type="float" office:value="576" calcext:value-type="float">
            <text:p>576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7]/[.A$47]" office:value-type="float" office:value="16" calcext:value-type="float">
            <text:p>16</text:p>
          </table:table-cell>
          <table:table-cell table:formula="of:=[.E15]/[.E$25]" office:value-type="float" office:value="14.5322594610179" calcext:value-type="float">
            <text:p>14.5322594610179</text:p>
          </table:table-cell>
          <table:table-cell table:formula="of:=[.F15]/[.F$25]" office:value-type="float" office:value="17.3986631516536" calcext:value-type="float">
            <text:p>17.3986631516536</text:p>
          </table:table-cell>
          <table:table-cell/>
          <table:table-cell table:formula="of:=[.F38]/[.F$48]" office:value-type="string" office:string-value="" calcext:value-type="error">
            <text:p>#DIV/0!</text:p>
          </table:table-cell>
          <table:table-cell/>
          <table:table-cell table:formula="of:=SUM([.J15:.O15])" office:value-type="float" office:value="119.775993" calcext:value-type="float">
            <text:p>119.775993</text:p>
          </table:table-cell>
          <table:table-cell/>
          <table:table-cell table:formula="of:=[.J15] / [.$K37]" office:value-type="float" office:value="0.0915483622832499" calcext:value-type="float">
            <text:p>0.0915483622832499</text:p>
          </table:table-cell>
          <table:table-cell table:formula="of:=[.K15] / [.$K37]" office:value-type="float" office:value="0.379287183200393" calcext:value-type="float">
            <text:p>0.379287183200393</text:p>
          </table:table-cell>
          <table:table-cell table:formula="of:=[.L15] / [.$K37]" office:value-type="float" office:value="0.180137842814628" calcext:value-type="float">
            <text:p>0.180137842814628</text:p>
          </table:table-cell>
          <table:table-cell table:formula="of:=[.M15] / [.$K37]" office:value-type="float" office:value="0.157534339957424" calcext:value-type="float">
            <text:p>0.157534339957424</text:p>
          </table:table-cell>
          <table:table-cell table:formula="of:=[.N15] / [.$K37]" office:value-type="float" office:value="0.0590161920010131" calcext:value-type="float">
            <text:p>0.0590161920010131</text:p>
          </table:table-cell>
          <table:table-cell table:formula="of:=[.O15] / [.$K37]" office:value-type="float" office:value="0.132476079743292" calcext:value-type="float">
            <text:p>0.132476079743292</text:p>
          </table:table-cell>
          <table:table-cell table:number-columns-repeated="2"/>
        </table:table-row>
        <table:table-row table:style-name="ro1">
          <table:table-cell table:formula="of:=[.A16]*[.B16]*[.C16]" office:value-type="float" office:value="504" calcext:value-type="float">
            <text:p>504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8]/[.A$47]" office:value-type="float" office:value="14" calcext:value-type="float">
            <text:p>14</text:p>
          </table:table-cell>
          <table:table-cell table:formula="of:=[.E16]/[.E$25]" office:value-type="float" office:value="13.0065665397923" calcext:value-type="float">
            <text:p>13.0065665397923</text:p>
          </table:table-cell>
          <table:table-cell table:formula="of:=[.F16]/[.F$25]" office:value-type="float" office:value="15.0877459333457" calcext:value-type="float">
            <text:p>15.0877459333457</text:p>
          </table:table-cell>
          <table:table-cell/>
          <table:table-cell table:formula="of:=[.F39]/[.F$48]" office:value-type="string" office:string-value="" calcext:value-type="error">
            <text:p>#DIV/0!</text:p>
          </table:table-cell>
          <table:table-cell/>
          <table:table-cell table:formula="of:=SUM([.J16:.O16])" office:value-type="float" office:value="127.017383" calcext:value-type="float">
            <text:p>127.017383</text:p>
          </table:table-cell>
          <table:table-cell/>
          <table:table-cell table:formula="of:=[.J16] / [.$K38]" office:value-type="float" office:value="0.096070322910054" calcext:value-type="float">
            <text:p>0.096070322910054</text:p>
          </table:table-cell>
          <table:table-cell table:formula="of:=[.K16] / [.$K38]" office:value-type="float" office:value="0.388457775106262" calcext:value-type="float">
            <text:p>0.388457775106262</text:p>
          </table:table-cell>
          <table:table-cell table:formula="of:=[.L16] / [.$K38]" office:value-type="float" office:value="0.178254286659331" calcext:value-type="float">
            <text:p>0.178254286659331</text:p>
          </table:table-cell>
          <table:table-cell table:formula="of:=[.M16] / [.$K38]" office:value-type="float" office:value="0.156095233043811" calcext:value-type="float">
            <text:p>0.156095233043811</text:p>
          </table:table-cell>
          <table:table-cell table:formula="of:=[.N16] / [.$K38]" office:value-type="float" office:value="0.0605506570703004" calcext:value-type="float">
            <text:p>0.0605506570703004</text:p>
          </table:table-cell>
          <table:table-cell table:formula="of:=[.O16] / [.$K38]" office:value-type="float" office:value="0.120571725210242" calcext:value-type="float">
            <text:p>0.120571725210242</text:p>
          </table:table-cell>
          <table:table-cell table:number-columns-repeated="2"/>
        </table:table-row>
        <table:table-row table:style-name="ro1">
          <table:table-cell table:formula="of:=[.A17]*[.B17]*[.C17]" office:value-type="float" office:value="432" calcext:value-type="float">
            <text:p>432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9]/[.A$47]" office:value-type="float" office:value="12" calcext:value-type="float">
            <text:p>12</text:p>
          </table:table-cell>
          <table:table-cell table:formula="of:=[.E17]/[.E$25]" office:value-type="float" office:value="11.3693042896677" calcext:value-type="float">
            <text:p>11.3693042896677</text:p>
          </table:table-cell>
          <table:table-cell table:formula="of:=[.F17]/[.F$25]" office:value-type="float" office:value="12.7510527058316" calcext:value-type="float">
            <text:p>12.7510527058316</text:p>
          </table:table-cell>
          <table:table-cell/>
          <table:table-cell table:formula="of:=[.F40]/[.F$48]" office:value-type="string" office:string-value="" calcext:value-type="error">
            <text:p>#DIV/0!</text:p>
          </table:table-cell>
          <table:table-cell/>
          <table:table-cell table:formula="of:=SUM([.J17:.O17])" office:value-type="float" office:value="110.37909" calcext:value-type="float">
            <text:p>110.37909</text:p>
          </table:table-cell>
          <table:table-cell/>
          <table:table-cell table:formula="of:=[.J17] / [.$K39]" office:value-type="float" office:value="0.0947759761382341" calcext:value-type="float">
            <text:p>0.0947759761382341</text:p>
          </table:table-cell>
          <table:table-cell table:formula="of:=[.K17] / [.$K39]" office:value-type="float" office:value="0.378752551774072" calcext:value-type="float">
            <text:p>0.378752551774072</text:p>
          </table:table-cell>
          <table:table-cell table:formula="of:=[.L17] / [.$K39]" office:value-type="float" office:value="0.176946013959709" calcext:value-type="float">
            <text:p>0.176946013959709</text:p>
          </table:table-cell>
          <table:table-cell table:formula="of:=[.M17] / [.$K39]" office:value-type="float" office:value="0.16163120206916" calcext:value-type="float">
            <text:p>0.16163120206916</text:p>
          </table:table-cell>
          <table:table-cell table:formula="of:=[.N17] / [.$K39]" office:value-type="float" office:value="0.062093934639251" calcext:value-type="float">
            <text:p>0.062093934639251</text:p>
          </table:table-cell>
          <table:table-cell table:formula="of:=[.O17] / [.$K39]" office:value-type="float" office:value="0.125800321419573" calcext:value-type="float">
            <text:p>0.125800321419573</text:p>
          </table:table-cell>
          <table:table-cell table:number-columns-repeated="2"/>
        </table:table-row>
        <table:table-row table:style-name="ro1">
          <table:table-cell table:formula="of:=[.A18]*[.B18]*[.C18]" office:value-type="float" office:value="360" calcext:value-type="float">
            <text:p>360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40]/[.A$47]" office:value-type="float" office:value="10" calcext:value-type="float">
            <text:p>10</text:p>
          </table:table-cell>
          <table:table-cell table:formula="of:=[.E18]/[.E$25]" office:value-type="float" office:value="9.6675482986583" calcext:value-type="float">
            <text:p>9.6675482986583</text:p>
          </table:table-cell>
          <table:table-cell table:formula="of:=[.F18]/[.F$25]" office:value-type="float" office:value="10.4628613792092" calcext:value-type="float">
            <text:p>10.4628613792092</text:p>
          </table:table-cell>
          <table:table-cell/>
          <table:table-cell table:formula="of:=[.F41]/[.F$48]" office:value-type="string" office:string-value="" calcext:value-type="error">
            <text:p>#DIV/0!</text:p>
          </table:table-cell>
          <table:table-cell/>
          <table:table-cell table:formula="of:=SUM([.J18:.O18])" office:value-type="float" office:value="126.239164" calcext:value-type="float">
            <text:p>126.239164</text:p>
          </table:table-cell>
          <table:table-cell/>
          <table:table-cell table:formula="of:=[.J18] / [.$K40]" office:value-type="float" office:value="0.107807906585947" calcext:value-type="float">
            <text:p>0.107807906585947</text:p>
          </table:table-cell>
          <table:table-cell table:formula="of:=[.K18] / [.$K40]" office:value-type="float" office:value="0.355848387905991" calcext:value-type="float">
            <text:p>0.355848387905991</text:p>
          </table:table-cell>
          <table:table-cell table:formula="of:=[.L18] / [.$K40]" office:value-type="float" office:value="0.202031162056808" calcext:value-type="float">
            <text:p>0.202031162056808</text:p>
          </table:table-cell>
          <table:table-cell table:formula="of:=[.M18] / [.$K40]" office:value-type="float" office:value="0.162747330931311" calcext:value-type="float">
            <text:p>0.162747330931311</text:p>
          </table:table-cell>
          <table:table-cell table:formula="of:=[.N18] / [.$K40]" office:value-type="float" office:value="0.0721671841869929" calcext:value-type="float">
            <text:p>0.0721671841869929</text:p>
          </table:table-cell>
          <table:table-cell table:formula="of:=[.O18] / [.$K40]" office:value-type="float" office:value="0.0993980283329506" calcext:value-type="float">
            <text:p>0.0993980283329506</text:p>
          </table:table-cell>
          <table:table-cell table:number-columns-repeated="2"/>
        </table:table-row>
        <table:table-row table:style-name="ro1">
          <table:table-cell table:formula="of:=[.A19]*[.B19]*[.C19]" office:value-type="float" office:value="288" calcext:value-type="float">
            <text:p>288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41]/[.A$47]" office:value-type="float" office:value="8" calcext:value-type="float">
            <text:p>8</text:p>
          </table:table-cell>
          <table:table-cell table:formula="of:=[.E19]/[.E$25]" office:value-type="float" office:value="7.91418243603644" calcext:value-type="float">
            <text:p>7.91418243603644</text:p>
          </table:table-cell>
          <table:table-cell table:formula="of:=[.F19]/[.F$25]" office:value-type="float" office:value="8.27866353893209" calcext:value-type="float">
            <text:p>8.27866353893209</text:p>
          </table:table-cell>
          <table:table-cell/>
          <table:table-cell table:formula="of:=[.F42]/[.F$48]" office:value-type="string" office:string-value="" calcext:value-type="error">
            <text:p>#DIV/0!</text:p>
          </table:table-cell>
          <table:table-cell/>
          <table:table-cell table:formula="of:=SUM([.J19:.O19])" office:value-type="float" office:value="102.862361" calcext:value-type="float">
            <text:p>102.862361</text:p>
          </table:table-cell>
          <table:table-cell/>
          <table:table-cell table:formula="of:=[.J19] / [.$K41]" office:value-type="float" office:value="0.0954352583837737" calcext:value-type="float">
            <text:p>0.0954352583837737</text:p>
          </table:table-cell>
          <table:table-cell table:formula="of:=[.K19] / [.$K41]" office:value-type="float" office:value="0.385589671619534" calcext:value-type="float">
            <text:p>0.385589671619534</text:p>
          </table:table-cell>
          <table:table-cell table:formula="of:=[.L19] / [.$K41]" office:value-type="float" office:value="0.176466141973933" calcext:value-type="float">
            <text:p>0.176466141973933</text:p>
          </table:table-cell>
          <table:table-cell table:formula="of:=[.M19] / [.$K41]" office:value-type="float" office:value="0.166427805404933" calcext:value-type="float">
            <text:p>0.166427805404933</text:p>
          </table:table-cell>
          <table:table-cell table:formula="of:=[.N19] / [.$K41]" office:value-type="float" office:value="0.0640396150346967" calcext:value-type="float">
            <text:p>0.0640396150346967</text:p>
          </table:table-cell>
          <table:table-cell table:formula="of:=[.O19] / [.$K41]" office:value-type="float" office:value="0.112041507583128" calcext:value-type="float">
            <text:p>0.112041507583128</text:p>
          </table:table-cell>
          <table:table-cell table:number-columns-repeated="2"/>
        </table:table-row>
        <table:table-row table:style-name="ro1">
          <table:table-cell table:formula="of:=[.A20]*[.B20]*[.C20]" office:value-type="float" office:value="216" calcext:value-type="float">
            <text:p>216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42]/[.A$47]" office:value-type="float" office:value="6" calcext:value-type="float">
            <text:p>6</text:p>
          </table:table-cell>
          <table:table-cell table:formula="of:=[.E20]/[.E$25]" office:value-type="float" office:value="5.96192949948822" calcext:value-type="float">
            <text:p>5.96192949948822</text:p>
          </table:table-cell>
          <table:table-cell table:formula="of:=[.F20]/[.F$25]" office:value-type="float" office:value="6.17297895971474" calcext:value-type="float">
            <text:p>6.17297895971474</text:p>
          </table:table-cell>
          <table:table-cell/>
          <table:table-cell table:formula="of:=[.F43]/[.F$48]" office:value-type="string" office:string-value="" calcext:value-type="error">
            <text:p>#DIV/0!</text:p>
          </table:table-cell>
          <table:table-cell/>
          <table:table-cell table:formula="of:=SUM([.J20:.O20])" office:value-type="float" office:value="100.770447" calcext:value-type="float">
            <text:p>100.770447</text:p>
          </table:table-cell>
          <table:table-cell/>
          <table:table-cell table:formula="of:=[.J20] / [.$K42]" office:value-type="float" office:value="0.095868543681264" calcext:value-type="float">
            <text:p>0.095868543681264</text:p>
          </table:table-cell>
          <table:table-cell table:formula="of:=[.K20] / [.$K42]" office:value-type="float" office:value="0.387312601679736" calcext:value-type="float">
            <text:p>0.387312601679736</text:p>
          </table:table-cell>
          <table:table-cell table:formula="of:=[.L20] / [.$K42]" office:value-type="float" office:value="0.174604812460542" calcext:value-type="float">
            <text:p>0.174604812460542</text:p>
          </table:table-cell>
          <table:table-cell table:formula="of:=[.M20] / [.$K42]" office:value-type="float" office:value="0.166338976346905" calcext:value-type="float">
            <text:p>0.166338976346905</text:p>
          </table:table-cell>
          <table:table-cell table:formula="of:=[.N20] / [.$K42]" office:value-type="float" office:value="0.0657127679507068" calcext:value-type="float">
            <text:p>0.0657127679507068</text:p>
          </table:table-cell>
          <table:table-cell table:formula="of:=[.O20] / [.$K42]" office:value-type="float" office:value="0.110162297880846" calcext:value-type="float">
            <text:p>0.110162297880846</text:p>
          </table:table-cell>
          <table:table-cell table:number-columns-repeated="2"/>
        </table:table-row>
        <table:table-row table:style-name="ro1">
          <table:table-cell table:formula="of:=[.A21]*[.B21]*[.C21]" office:value-type="float" office:value="144" calcext:value-type="float">
            <text:p>144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43]/[.A$47]" office:value-type="float" office:value="4" calcext:value-type="float">
            <text:p>4</text:p>
          </table:table-cell>
          <table:table-cell table:formula="of:=[.E21]/[.E$25]" office:value-type="float" office:value="3.9700612569986" calcext:value-type="float">
            <text:p>3.9700612569986</text:p>
          </table:table-cell>
          <table:table-cell table:formula="of:=[.F21]/[.F$25]" office:value-type="float" office:value="4.07753577484737" calcext:value-type="float">
            <text:p>4.07753577484737</text:p>
          </table:table-cell>
          <table:table-cell/>
          <table:table-cell table:formula="of:=[.F44]/[.F$48]" office:value-type="string" office:string-value="" calcext:value-type="error">
            <text:p>#DIV/0!</text:p>
          </table:table-cell>
          <table:table-cell/>
          <table:table-cell table:formula="of:=SUM([.J21:.O21])" office:value-type="float" office:value="95.661154" calcext:value-type="float">
            <text:p>95.661154</text:p>
          </table:table-cell>
          <table:table-cell/>
          <table:table-cell table:formula="of:=[.J21] / [.$K43]" office:value-type="float" office:value="0.0977166029170002" calcext:value-type="float">
            <text:p>0.0977166029170002</text:p>
          </table:table-cell>
          <table:table-cell table:formula="of:=[.K21] / [.$K43]" office:value-type="float" office:value="0.381831835313214" calcext:value-type="float">
            <text:p>0.381831835313214</text:p>
          </table:table-cell>
          <table:table-cell table:formula="of:=[.L21] / [.$K43]" office:value-type="float" office:value="0.178376522616484" calcext:value-type="float">
            <text:p>0.178376522616484</text:p>
          </table:table-cell>
          <table:table-cell table:formula="of:=[.M21] / [.$K43]" office:value-type="float" office:value="0.169264286734404" calcext:value-type="float">
            <text:p>0.169264286734404</text:p>
          </table:table-cell>
          <table:table-cell table:formula="of:=[.N21] / [.$K43]" office:value-type="float" office:value="0.0688392699088702" calcext:value-type="float">
            <text:p>0.0688392699088702</text:p>
          </table:table-cell>
          <table:table-cell table:formula="of:=[.O21] / [.$K43]" office:value-type="float" office:value="0.103971482510027" calcext:value-type="float">
            <text:p>0.103971482510027</text:p>
          </table:table-cell>
          <table:table-cell table:number-columns-repeated="2"/>
        </table:table-row>
        <table:table-row table:style-name="ro1">
          <table:table-cell table:formula="of:=[.A22]*[.B22]*[.C22]" office:value-type="float" office:value="72" calcext:value-type="float">
            <text:p>72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44]/[.A$47]" office:value-type="float" office:value="2" calcext:value-type="float">
            <text:p>2</text:p>
          </table:table-cell>
          <table:table-cell table:formula="of:=[.E22]/[.E$25]" office:value-type="float" office:value="1.97210265362435" calcext:value-type="float">
            <text:p>1.97210265362435</text:p>
          </table:table-cell>
          <table:table-cell table:formula="of:=[.F22]/[.F$25]" office:value-type="float" office:value="1.99499064538111" calcext:value-type="float">
            <text:p>1.99499064538111</text:p>
          </table:table-cell>
          <table:table-cell/>
          <table:table-cell table:formula="of:=[.F45]/[.F$48]" office:value-type="string" office:string-value="" calcext:value-type="error">
            <text:p>#DIV/0!</text:p>
          </table:table-cell>
          <table:table-cell/>
          <table:table-cell table:formula="of:=SUM([.J22:.O22])" office:value-type="float" office:value="87.504909" calcext:value-type="float">
            <text:p>87.504909</text:p>
          </table:table-cell>
          <table:table-cell/>
          <table:table-cell table:formula="of:=[.J22] / [.$K44]" office:value-type="float" office:value="0.10030233846652" calcext:value-type="float">
            <text:p>0.10030233846652</text:p>
          </table:table-cell>
          <table:table-cell table:formula="of:=[.K22] / [.$K44]" office:value-type="float" office:value="0.396287172871639" calcext:value-type="float">
            <text:p>0.396287172871639</text:p>
          </table:table-cell>
          <table:table-cell table:formula="of:=[.L22] / [.$K44]" office:value-type="float" office:value="0.177080419568232" calcext:value-type="float">
            <text:p>0.177080419568232</text:p>
          </table:table-cell>
          <table:table-cell table:formula="of:=[.M22] / [.$K44]" office:value-type="float" office:value="0.173307465527448" calcext:value-type="float">
            <text:p>0.173307465527448</text:p>
          </table:table-cell>
          <table:table-cell table:formula="of:=[.N22] / [.$K44]" office:value-type="float" office:value="0.0784769686464105" calcext:value-type="float">
            <text:p>0.0784769686464105</text:p>
          </table:table-cell>
          <table:table-cell table:formula="of:=[.O22] / [.$K44]" office:value-type="float" office:value="0.0745456349197506" calcext:value-type="float">
            <text:p>0.0745456349197506</text:p>
          </table:table-cell>
          <table:table-cell table:number-columns-repeated="2"/>
        </table:table-row>
        <table:table-row table:style-name="ro1">
          <table:table-cell table:formula="of:=[.A23]*[.B23]*[.C23]" office:value-type="float" office:value="36" calcext:value-type="float">
            <text:p>36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45]/[.A$47]" office:value-type="float" office:value="1" calcext:value-type="float">
            <text:p>1</text:p>
          </table:table-cell>
          <table:table-cell table:formula="of:=[.E23]/[.E$25]" office:value-type="float" office:value="1" calcext:value-type="float">
            <text:p>1</text:p>
          </table:table-cell>
          <table:table-cell table:formula="of:=[.F23]/[.F$25]" office:value-type="float" office:value="1" calcext:value-type="float">
            <text:p>1</text:p>
          </table:table-cell>
          <table:table-cell/>
          <table:table-cell table:formula="of:=[.F46]/[.F$48]" office:value-type="string" office:string-value="" calcext:value-type="error">
            <text:p>#DIV/0!</text:p>
          </table:table-cell>
          <table:table-cell/>
          <table:table-cell table:formula="of:=SUM([.J23:.O23])" office:value-type="float" office:value="82.15703" calcext:value-type="float">
            <text:p>82.15703</text:p>
          </table:table-cell>
          <table:table-cell/>
          <table:table-cell table:formula="of:=[.J23] / [.$K45]" office:value-type="float" office:value="0.103901747665416" calcext:value-type="float">
            <text:p>0.103901747665416</text:p>
          </table:table-cell>
          <table:table-cell table:formula="of:=[.K23] / [.$K45]" office:value-type="float" office:value="0.392966663960467" calcext:value-type="float">
            <text:p>0.392966663960467</text:p>
          </table:table-cell>
          <table:table-cell table:formula="of:=[.L23] / [.$K45]" office:value-type="float" office:value="0.189950464372921" calcext:value-type="float">
            <text:p>0.189950464372921</text:p>
          </table:table-cell>
          <table:table-cell table:formula="of:=[.M23] / [.$K45]" office:value-type="float" office:value="0.185753586759405" calcext:value-type="float">
            <text:p>0.185753586759405</text:p>
          </table:table-cell>
          <table:table-cell table:formula="of:=[.N23] / [.$K45]" office:value-type="float" office:value="0.0847393095879927" calcext:value-type="float">
            <text:p>0.0847393095879927</text:p>
          </table:table-cell>
          <table:table-cell table:formula="of:=[.O23] / [.$K45]" office:value-type="float" office:value="0.0426882276537991" calcext:value-type="float">
            <text:p>0.0426882276537991</text:p>
          </table:table-cell>
          <table:table-cell table:number-columns-repeated="2"/>
        </table:table-row>
        <table:table-row table:style-name="ro1">
          <table:table-cell table:formula="of:=[.A24]*[.B24]*[.C24]" office:value-type="float" office:value="36" calcext:value-type="float">
            <text:p>36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46]/[.A$47]" office:value-type="float" office:value="1" calcext:value-type="float">
            <text:p>1</text:p>
          </table:table-cell>
          <table:table-cell table:formula="of:=[.E24]/[.E$25]" office:value-type="float" office:value="1" calcext:value-type="float">
            <text:p>1</text:p>
          </table:table-cell>
          <table:table-cell table:formula="of:=[.F24]/[.F$25]" office:value-type="float" office:value="1" calcext:value-type="float">
            <text:p>1</text:p>
          </table:table-cell>
          <table:table-cell/>
          <table:table-cell table:formula="of:=[.F47]/[.F$48]" office:value-type="string" office:string-value="" calcext:value-type="error">
            <text:p>#DIV/0!</text:p>
          </table:table-cell>
          <table:table-cell/>
          <table:table-cell table:formula="of:=SUM([.J24:.O24])" office:value-type="float" office:value="82.15703" calcext:value-type="float">
            <text:p>82.15703</text:p>
          </table:table-cell>
          <table:table-cell/>
          <table:table-cell table:formula="of:=[.J24] / [.$K46]" office:value-type="float" office:value="0.103901747665416" calcext:value-type="float">
            <text:p>0.103901747665416</text:p>
          </table:table-cell>
          <table:table-cell table:formula="of:=[.K24] / [.$K46]" office:value-type="float" office:value="0.392966663960467" calcext:value-type="float">
            <text:p>0.392966663960467</text:p>
          </table:table-cell>
          <table:table-cell table:formula="of:=[.L24] / [.$K46]" office:value-type="float" office:value="0.189950464372921" calcext:value-type="float">
            <text:p>0.189950464372921</text:p>
          </table:table-cell>
          <table:table-cell table:formula="of:=[.M24] / [.$K46]" office:value-type="float" office:value="0.185753586759405" calcext:value-type="float">
            <text:p>0.185753586759405</text:p>
          </table:table-cell>
          <table:table-cell table:formula="of:=[.N24] / [.$K46]" office:value-type="float" office:value="0.0847393095879927" calcext:value-type="float">
            <text:p>0.0847393095879927</text:p>
          </table:table-cell>
          <table:table-cell table:formula="of:=[.O24] / [.$K46]" office:value-type="float" office:value="0.0426882276537991" calcext:value-type="float">
            <text:p>0.0426882276537991</text:p>
          </table:table-cell>
          <table:table-cell table:number-columns-repeated="2"/>
        </table:table-row>
        <table:table-row table:style-name="ro1">
          <table:table-cell table:formula="of:=[.A25]*[.B25]*[.C25]" office:value-type="float" office:value="36" calcext:value-type="float">
            <text:p>36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47]/[.A$47]" office:value-type="float" office:value="1" calcext:value-type="float">
            <text:p>1</text:p>
          </table:table-cell>
          <table:table-cell table:formula="of:=[.E25]/[.E$25]" office:value-type="float" office:value="1" calcext:value-type="float">
            <text:p>1</text:p>
          </table:table-cell>
          <table:table-cell table:formula="of:=[.F25]/[.F$25]" office:value-type="float" office:value="1" calcext:value-type="float">
            <text:p>1</text:p>
          </table:table-cell>
          <table:table-cell/>
          <table:table-cell table:formula="of:=[.F48]/[.F$48]" office:value-type="string" office:string-value="" calcext:value-type="error">
            <text:p>#DIV/0!</text:p>
          </table:table-cell>
          <table:table-cell/>
          <table:table-cell table:formula="of:=SUM([.J25:.O25])" office:value-type="float" office:value="82.15703" calcext:value-type="float">
            <text:p>82.15703</text:p>
          </table:table-cell>
          <table:table-cell/>
          <table:table-cell table:formula="of:=[.J25] / [.$K47]" office:value-type="float" office:value="0.103901747665416" calcext:value-type="float">
            <text:p>0.103901747665416</text:p>
          </table:table-cell>
          <table:table-cell table:formula="of:=[.K25] / [.$K47]" office:value-type="float" office:value="0.392966663960467" calcext:value-type="float">
            <text:p>0.392966663960467</text:p>
          </table:table-cell>
          <table:table-cell table:formula="of:=[.L25] / [.$K47]" office:value-type="float" office:value="0.189950464372921" calcext:value-type="float">
            <text:p>0.189950464372921</text:p>
          </table:table-cell>
          <table:table-cell table:formula="of:=[.M25] / [.$K47]" office:value-type="float" office:value="0.185753586759405" calcext:value-type="float">
            <text:p>0.185753586759405</text:p>
          </table:table-cell>
          <table:table-cell table:formula="of:=[.N25] / [.$K47]" office:value-type="float" office:value="0.0847393095879927" calcext:value-type="float">
            <text:p>0.0847393095879927</text:p>
          </table:table-cell>
          <table:table-cell table:formula="of:=[.O25] / [.$K47]" office:value-type="float" office:value="0.0426882276537991" calcext:value-type="float">
            <text:p>0.042688227653799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x accuracy</text:p>
          </table:table-cell>
          <table:table-cell office:value-type="string" calcext:value-type="string">
            <text:p>min accuracy</text:p>
          </table:table-cell>
          <table:table-cell table:number-columns-repeated="18"/>
        </table:table-row>
        <table:table-row table:style-name="ro1">
          <table:table-cell table:style-name="ce1" table:formula="of:=MAX([.G8:.G25])" office:value-type="float" office:value="0.0484408" calcext:value-type="float">
            <text:p>4.84E-02</text:p>
          </table:table-cell>
          <table:table-cell table:style-name="ce1" table:formula="of:=MIN([.G8:.G25])" office:value-type="float" office:value="0.0170426" calcext:value-type="float">
            <text:p>1.70E-02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C27:Sheet1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20:55:02.77690289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9T20:55:48.815594100</dc:date>
    <meta:editing-duration>PT12H11M16S</meta:editing-duration>
    <meta:editing-cycles>92</meta:editing-cycles>
    <meta:generator>LibreOffice/7.2.4.1$Linux_X86_64 LibreOffice_project/20$Build-1</meta:generator>
    <meta:document-statistic meta:table-count="1" meta:cell-count="62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2.957cm" svg:y="0.228cm" style:legend-expansion="custom" svg:width="14.503cm" svg:height="1.088cm" style:legend-expansion-aspect-ratio="13.3299632352941" chart:style-name="ch2"/>
        <chart:plot-area chart:style-name="ch3" table:cell-range-address="Sheet1.A28:Sheet1.A47 Sheet1.E27:Sheet1.G47 Sheet1.C27:Sheet1.C47 Sheet1.I6:Sheet1.I25" chart:data-source-has-labels="row" svg:x="0.554cm" svg:y="1.338cm" svg:width="18.596cm" svg:height="7.134cm">
          <chart:coordinate-region svg:x="1.361cm" svg:y="1.537cm" svg:width="17.167cm" svg:height="6.288cm"/>
          <chart:axis chart:dimension="x" chart:name="primary-x" chart:style-name="ch4">
            <chart:title svg:x="9.18cm" svg:y="8.255cm" chart:style-name="ch5">
              <text:p>#processes</text:p>
            </chart:title>
          </chart:axis>
          <chart:axis chart:dimension="y" chart:name="primary-y" chart:style-name="ch6">
            <chart:title svg:x="0.206cm" svg:y="5.75cm" chart:style-name="ch7">
              <text:p>Runtime (s)</text:p>
            </chart:title>
            <chart:grid chart:style-name="ch8" chart:class="major"/>
          </chart:axis>
          <chart:axis chart:dimension="y" chart:name="secondary-y" chart:style-name="ch9">
            <chart:title svg:x="19.214cm" svg:y="6.078cm" chart:style-name="ch7">
              <text:p>Relative #objects</text:p>
            </chart:title>
          </chart:axis>
          <chart:series chart:attached-axis="secondary-y" chart:style-name="ch10" chart:values-cell-range-address="Sheet1.E28:Sheet1.E47" chart:label-cell-address="Sheet1.E27:Sheet1.E27" chart:class="chart:scatter">
            <chart:domain table:cell-range-address="Sheet1.A28:Sheet1.A47"/>
            <chart:data-point chart:repeated="20"/>
          </chart:series>
          <chart:series chart:attached-axis="secondary-y" chart:style-name="ch11" chart:values-cell-range-address="Sheet1.F28:Sheet1.F47" chart:label-cell-address="Sheet1.F27:Sheet1.F27" chart:class="chart:scatter">
            <chart:data-point chart:repeated="20"/>
          </chart:series>
          <chart:series chart:attached-axis="secondary-y" chart:style-name="ch12" chart:values-cell-range-address="Sheet1.G28:Sheet1.G47" chart:label-cell-address="Sheet1.G27:Sheet1.G27" chart:class="chart:scatter">
            <chart:data-point chart:repeated="20"/>
          </chart:series>
          <chart:series chart:attached-axis="primary-y" chart:style-name="ch13" chart:values-cell-range-address="Sheet1.C28:Sheet1.C47" chart:label-cell-address="Sheet1.C27:Sheet1.C27" chart:class="chart:scatter">
            <chart:data-point chart:repeated="20"/>
          </chart:series>
          <chart:series chart:attached-axis="primary-y" chart:style-name="ch14" chart:values-cell-range-address="Sheet1.I6:Sheet1.I25" loext:label-string="&quot;runtime&quot;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. #objects</text:p>
                <draw:g>
                  <svg:desc>Sheet1.E27:Sheet1.E27</svg:desc>
                </draw:g>
              </table:table-cell>
              <table:table-cell office:value-type="string">
                <text:p>#objects</text:p>
                <draw:g>
                  <svg:desc>Sheet1.F27:Sheet1.F27</svg:desc>
                </draw:g>
              </table:table-cell>
              <table:table-cell office:value-type="string">
                <text:p>symbolic #objects</text:p>
                <draw:g>
                  <svg:desc>Sheet1.G27:Sheet1.G27</svg:desc>
                </draw:g>
              </table:table-cell>
              <table:table-cell office:value-type="string">
                <text:p>ref. runtime</text:p>
                <draw:g>
                  <svg:desc>Sheet1.C27:Sheet1.C27</svg:desc>
                </draw:g>
              </table:table-cell>
              <table:table-cell office:value-type="string">
                <text:p>run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6">
                <text:p>1476</text:p>
                <draw:g>
                  <svg:desc>Sheet1.A28:Sheet1.A47</svg:desc>
                </draw:g>
              </table:table-cell>
              <table:table-cell office:value-type="float" office:value="41">
                <text:p>41</text:p>
                <draw:g>
                  <svg:desc>Sheet1.E28:Sheet1.E47</svg:desc>
                </draw:g>
              </table:table-cell>
              <table:table-cell office:value-type="float" office:value="34.0072710966129">
                <text:p>34.0072710966129</text:p>
                <draw:g>
                  <svg:desc>Sheet1.F28:Sheet1.F47</svg:desc>
                </draw:g>
              </table:table-cell>
              <table:table-cell office:value-type="float" office:value="46.6060356886318">
                <text:p>46.6060356886318</text:p>
                <draw:g>
                  <svg:desc>Sheet1.G28:Sheet1.G47</svg:desc>
                </draw:g>
              </table:table-cell>
              <table:table-cell office:value-type="float" office:value="83.9431">
                <text:p>83.9431</text:p>
                <draw:g>
                  <svg:desc>Sheet1.C28:Sheet1.C47</svg:desc>
                </draw:g>
              </table:table-cell>
              <table:table-cell office:value-type="float" office:value="188.788102">
                <text:p>188.788102</text:p>
                <draw:g>
                  <svg:desc>Sheet1.I6:Sheet1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8">
                <text:p>1368</text:p>
              </table:table-cell>
              <table:table-cell office:value-type="float" office:value="38">
                <text:p>38</text:p>
              </table:table-cell>
              <table:table-cell office:value-type="float" office:value="31.6490918142267">
                <text:p>31.6490918142267</text:p>
              </table:table-cell>
              <table:table-cell office:value-type="float" office:value="43.1068897989933">
                <text:p>43.1068897989933</text:p>
              </table:table-cell>
              <table:table-cell office:value-type="float" office:value="83.9431">
                <text:p>83.9431</text:p>
              </table:table-cell>
              <table:table-cell office:value-type="float" office:value="146.276887">
                <text:p>146.276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0">
                <text:p>1260</text:p>
              </table:table-cell>
              <table:table-cell office:value-type="float" office:value="35">
                <text:p>35</text:p>
              </table:table-cell>
              <table:table-cell office:value-type="float" office:value="29.3591415591134">
                <text:p>29.3591415591134</text:p>
              </table:table-cell>
              <table:table-cell office:value-type="float" office:value="39.5907221682799">
                <text:p>39.5907221682799</text:p>
              </table:table-cell>
              <table:table-cell office:value-type="float" office:value="83.9431">
                <text:p>83.9431</text:p>
              </table:table-cell>
              <table:table-cell office:value-type="float" office:value="141.829652">
                <text:p>141.829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2">
                <text:p>1152</text:p>
              </table:table-cell>
              <table:table-cell office:value-type="float" office:value="32">
                <text:p>32</text:p>
              </table:table-cell>
              <table:table-cell office:value-type="float" office:value="27.0822600609845">
                <text:p>27.0822600609845</text:p>
              </table:table-cell>
              <table:table-cell office:value-type="float" office:value="36.044644353895">
                <text:p>36.044644353895</text:p>
              </table:table-cell>
              <table:table-cell office:value-type="float" office:value="83.9431">
                <text:p>83.9431</text:p>
              </table:table-cell>
              <table:table-cell office:value-type="float" office:value="144.779212">
                <text:p>144.779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4">
                <text:p>1044</text:p>
              </table:table-cell>
              <table:table-cell office:value-type="float" office:value="29">
                <text:p>29</text:p>
              </table:table-cell>
              <table:table-cell office:value-type="float" office:value="24.7846320942702">
                <text:p>24.7846320942702</text:p>
              </table:table-cell>
              <table:table-cell office:value-type="float" office:value="32.5434433411619">
                <text:p>32.5434433411619</text:p>
              </table:table-cell>
              <table:table-cell office:value-type="float" office:value="83.9431">
                <text:p>83.9431</text:p>
              </table:table-cell>
              <table:table-cell office:value-type="float" office:value="134.81232">
                <text:p>134.81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6">
                <text:p>936</text:p>
              </table:table-cell>
              <table:table-cell office:value-type="float" office:value="26">
                <text:p>26</text:p>
              </table:table-cell>
              <table:table-cell office:value-type="float" office:value="22.5186503112444">
                <text:p>22.5186503112444</text:p>
              </table:table-cell>
              <table:table-cell office:value-type="float" office:value="28.9937872928406">
                <text:p>28.9937872928406</text:p>
              </table:table-cell>
              <table:table-cell office:value-type="float" office:value="83.9431">
                <text:p>83.9431</text:p>
              </table:table-cell>
              <table:table-cell office:value-type="float" office:value="141.244829">
                <text:p>141.244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8">
                <text:p>828</text:p>
              </table:table-cell>
              <table:table-cell office:value-type="float" office:value="23">
                <text:p>23</text:p>
              </table:table-cell>
              <table:table-cell office:value-type="float" office:value="19.9290153500195">
                <text:p>19.9290153500195</text:p>
              </table:table-cell>
              <table:table-cell office:value-type="float" office:value="25.4118907856312">
                <text:p>25.4118907856312</text:p>
              </table:table-cell>
              <table:table-cell office:value-type="float" office:value="83.9431">
                <text:p>83.9431</text:p>
              </table:table-cell>
              <table:table-cell office:value-type="float" office:value="132.598298">
                <text:p>132.598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17.4332421312426">
                <text:p>17.4332421312426</text:p>
              </table:table-cell>
              <table:table-cell office:value-type="float" office:value="21.8770759738901">
                <text:p>21.8770759738901</text:p>
              </table:table-cell>
              <table:table-cell office:value-type="float" office:value="83.9431">
                <text:p>83.9431</text:p>
              </table:table-cell>
              <table:table-cell office:value-type="float" office:value="139.202555">
                <text:p>139.202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8">
                <text:p>648</text:p>
              </table:table-cell>
              <table:table-cell office:value-type="float" office:value="18">
                <text:p>18</text:p>
              </table:table-cell>
              <table:table-cell office:value-type="float" office:value="16.0881639221659">
                <text:p>16.0881639221659</text:p>
              </table:table-cell>
              <table:table-cell office:value-type="float" office:value="19.6855666852007">
                <text:p>19.6855666852007</text:p>
              </table:table-cell>
              <table:table-cell office:value-type="float" office:value="83.9431">
                <text:p>83.9431</text:p>
              </table:table-cell>
              <table:table-cell office:value-type="float" office:value="121.640021">
                <text:p>121.640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6">
                <text:p>576</text:p>
              </table:table-cell>
              <table:table-cell office:value-type="float" office:value="16">
                <text:p>16</text:p>
              </table:table-cell>
              <table:table-cell office:value-type="float" office:value="14.5322594610179">
                <text:p>14.5322594610179</text:p>
              </table:table-cell>
              <table:table-cell office:value-type="float" office:value="17.3986631516536">
                <text:p>17.3986631516536</text:p>
              </table:table-cell>
              <table:table-cell office:value-type="float" office:value="83.9431">
                <text:p>83.9431</text:p>
              </table:table-cell>
              <table:table-cell office:value-type="float" office:value="122.165557">
                <text:p>122.165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4">
                <text:p>504</text:p>
              </table:table-cell>
              <table:table-cell office:value-type="float" office:value="14">
                <text:p>14</text:p>
              </table:table-cell>
              <table:table-cell office:value-type="float" office:value="13.0065665397923">
                <text:p>13.0065665397923</text:p>
              </table:table-cell>
              <table:table-cell office:value-type="float" office:value="15.0877459333457">
                <text:p>15.0877459333457</text:p>
              </table:table-cell>
              <table:table-cell office:value-type="float" office:value="83.9431">
                <text:p>83.9431</text:p>
              </table:table-cell>
              <table:table-cell office:value-type="float" office:value="129.393147">
                <text:p>129.393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">
                <text:p>432</text:p>
              </table:table-cell>
              <table:table-cell office:value-type="float" office:value="12">
                <text:p>12</text:p>
              </table:table-cell>
              <table:table-cell office:value-type="float" office:value="11.3693042896677">
                <text:p>11.3693042896677</text:p>
              </table:table-cell>
              <table:table-cell office:value-type="float" office:value="12.7510527058316">
                <text:p>12.7510527058316</text:p>
              </table:table-cell>
              <table:table-cell office:value-type="float" office:value="83.9431">
                <text:p>83.9431</text:p>
              </table:table-cell>
              <table:table-cell office:value-type="float" office:value="112.814907">
                <text:p>112.814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9.6675482986583">
                <text:p>9.6675482986583</text:p>
              </table:table-cell>
              <table:table-cell office:value-type="float" office:value="10.4628613792092">
                <text:p>10.4628613792092</text:p>
              </table:table-cell>
              <table:table-cell office:value-type="float" office:value="83.9431">
                <text:p>83.9431</text:p>
              </table:table-cell>
              <table:table-cell office:value-type="float" office:value="129.038601">
                <text:p>129.0386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7.91418243603644">
                <text:p>7.91418243603644</text:p>
              </table:table-cell>
              <table:table-cell office:value-type="float" office:value="8.27866353893209">
                <text:p>8.27866353893209</text:p>
              </table:table-cell>
              <table:table-cell office:value-type="float" office:value="83.9431">
                <text:p>83.9431</text:p>
              </table:table-cell>
              <table:table-cell office:value-type="float" office:value="105.232257">
                <text:p>105.232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5.96192949948822">
                <text:p>5.96192949948822</text:p>
              </table:table-cell>
              <table:table-cell office:value-type="float" office:value="6.17297895971474">
                <text:p>6.17297895971474</text:p>
              </table:table-cell>
              <table:table-cell office:value-type="float" office:value="83.9431">
                <text:p>83.9431</text:p>
              </table:table-cell>
              <table:table-cell office:value-type="float" office:value="103.251078">
                <text:p>103.2510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3.9700612569986">
                <text:p>3.9700612569986</text:p>
              </table:table-cell>
              <table:table-cell office:value-type="float" office:value="4.07753577484737">
                <text:p>4.07753577484737</text:p>
              </table:table-cell>
              <table:table-cell office:value-type="float" office:value="83.9431">
                <text:p>83.9431</text:p>
              </table:table-cell>
              <table:table-cell office:value-type="float" office:value="98.008706">
                <text:p>98.0087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.97210265362435">
                <text:p>1.97210265362435</text:p>
              </table:table-cell>
              <table:table-cell office:value-type="float" office:value="1.99499064538111">
                <text:p>1.99499064538111</text:p>
              </table:table-cell>
              <table:table-cell office:value-type="float" office:value="83.9431">
                <text:p>83.9431</text:p>
              </table:table-cell>
              <table:table-cell office:value-type="float" office:value="89.680427">
                <text:p>89.680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3.9431">
                <text:p>83.9431</text:p>
              </table:table-cell>
              <table:table-cell office:value-type="float" office:value="83.9431">
                <text:p>83.94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3.9431">
                <text:p>83.9431</text:p>
              </table:table-cell>
              <table:table-cell office:value-type="float" office:value="83.9431">
                <text:p>83.9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3.9431">
                <text:p>83.9431</text:p>
              </table:table-cell>
              <table:table-cell office:value-type="float" office:value="83.9431">
                <text:p>83.9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237cm" svg:y="0.192cm" style:legend-expansion="custom" svg:width="14.655cm" svg:height="1.036cm" style:legend-expansion-aspect-ratio="14.1457528957529" chart:style-name="ch2"/>
        <chart:plot-area chart:style-name="ch3" table:cell-range-address="Sheet1.A28:Sheet1.A47 Sheet1.M27:Sheet1.R47" chart:data-source-has-labels="row" svg:x="0.709cm" svg:y="1.186cm" svg:width="18.971cm" svg:height="7.211cm">
          <chart:coordinate-region svg:x="1.621cm" svg:y="1.385cm" svg:width="17.687cm" svg:height="6.365cm"/>
          <chart:axis chart:dimension="x" chart:name="primary-x" chart:style-name="ch4">
            <chart:title svg:x="9.354cm" svg:y="8.24cm" chart:style-name="ch5">
              <text:p>#processes</text:p>
            </chart:title>
          </chart:axis>
          <chart:axis chart:dimension="y" chart:name="primary-y" chart:style-name="ch6">
            <chart:title svg:x="0.149cm" svg:y="6.442cm" chart:style-name="ch7">
              <text:p>Runtime proportion</text:p>
            </chart:title>
            <chart:grid chart:style-name="ch8" chart:class="major"/>
          </chart:axis>
          <chart:series chart:style-name="ch9" chart:values-cell-range-address="Sheet1.M28:Sheet1.M47" chart:label-cell-address="Sheet1.M27:Sheet1.M27" chart:class="chart:scatter">
            <chart:domain table:cell-range-address="Sheet1.A28:Sheet1.A47"/>
            <chart:data-point chart:repeated="20"/>
          </chart:series>
          <chart:series chart:style-name="ch10" chart:values-cell-range-address="Sheet1.N28:Sheet1.N47" chart:label-cell-address="Sheet1.N27:Sheet1.N27" chart:class="chart:scatter">
            <chart:data-point chart:repeated="20"/>
          </chart:series>
          <chart:series chart:style-name="ch11" chart:values-cell-range-address="Sheet1.O28:Sheet1.O47" chart:label-cell-address="Sheet1.O27:Sheet1.O27" chart:class="chart:scatter">
            <chart:data-point chart:repeated="20"/>
          </chart:series>
          <chart:series chart:style-name="ch12" chart:values-cell-range-address="Sheet1.P28:Sheet1.P47" chart:label-cell-address="Sheet1.P27:Sheet1.P27" chart:class="chart:scatter">
            <chart:data-point chart:repeated="20"/>
          </chart:series>
          <chart:series chart:style-name="ch13" chart:values-cell-range-address="Sheet1.Q28:Sheet1.Q47" chart:label-cell-address="Sheet1.Q27:Sheet1.Q27" chart:class="chart:scatter">
            <chart:data-point chart:repeated="20"/>
          </chart:series>
          <chart:series chart:style-name="ch14" chart:values-cell-range-address="Sheet1.R28:Sheet1.R47" chart:label-cell-address="Sheet1.R27:Sheet1.R27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-symbolic step</text:p>
                <draw:g>
                  <svg:desc>Sheet1.M27:Sheet1.M27</svg:desc>
                </draw:g>
              </table:table-cell>
              <table:table-cell office:value-type="string">
                <text:p>symbolic step</text:p>
                <draw:g>
                  <svg:desc>Sheet1.N27:Sheet1.N27</svg:desc>
                </draw:g>
              </table:table-cell>
              <table:table-cell office:value-type="string">
                <text:p>duplicates elimination</text:p>
                <draw:g>
                  <svg:desc>Sheet1.O27:Sheet1.O27</svg:desc>
                </draw:g>
              </table:table-cell>
              <table:table-cell office:value-type="string">
                <text:p>pre-object generation</text:p>
                <draw:g>
                  <svg:desc>Sheet1.P27:Sheet1.P27</svg:desc>
                </draw:g>
              </table:table-cell>
              <table:table-cell office:value-type="string">
                <text:p>object generation</text:p>
                <draw:g>
                  <svg:desc>Sheet1.Q27:Sheet1.Q27</svg:desc>
                </draw:g>
              </table:table-cell>
              <table:table-cell office:value-type="string">
                <text:p>communication</text:p>
                <draw:g>
                  <svg:desc>Sheet1.R27:Sheet1.R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6">
                <text:p>1476</text:p>
                <draw:g>
                  <svg:desc>Sheet1.A28:Sheet1.A47</svg:desc>
                </draw:g>
              </table:table-cell>
              <table:table-cell office:value-type="float" office:value="0.0944450328880342">
                <text:p>0.0944450328880342</text:p>
                <draw:g>
                  <svg:desc>Sheet1.M28:Sheet1.M47</svg:desc>
                </draw:g>
              </table:table-cell>
              <table:table-cell office:value-type="float" office:value="0.39982377443636">
                <text:p>0.39982377443636</text:p>
                <draw:g>
                  <svg:desc>Sheet1.N28:Sheet1.N47</svg:desc>
                </draw:g>
              </table:table-cell>
              <table:table-cell office:value-type="float" office:value="0.1783345521642">
                <text:p>0.1783345521642</text:p>
                <draw:g>
                  <svg:desc>Sheet1.O28:Sheet1.O47</svg:desc>
                </draw:g>
              </table:table-cell>
              <table:table-cell office:value-type="float" office:value="0.159862155753974">
                <text:p>0.159862155753974</text:p>
                <draw:g>
                  <svg:desc>Sheet1.P28:Sheet1.P47</svg:desc>
                </draw:g>
              </table:table-cell>
              <table:table-cell office:value-type="float" office:value="0.0529063414888457">
                <text:p>0.0529063414888457</text:p>
                <draw:g>
                  <svg:desc>Sheet1.Q28:Sheet1.Q47</svg:desc>
                </draw:g>
              </table:table-cell>
              <table:table-cell office:value-type="float" office:value="0.114628143268587">
                <text:p>0.114628143268587</text:p>
                <draw:g>
                  <svg:desc>Sheet1.R28:Sheet1.R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8">
                <text:p>1368</text:p>
              </table:table-cell>
              <table:table-cell office:value-type="float" office:value="0.0894044378731053">
                <text:p>0.0894044378731053</text:p>
              </table:table-cell>
              <table:table-cell office:value-type="float" office:value="0.366328557212802">
                <text:p>0.366328557212802</text:p>
              </table:table-cell>
              <table:table-cell office:value-type="float" office:value="0.204548719236399">
                <text:p>0.204548719236399</text:p>
              </table:table-cell>
              <table:table-cell office:value-type="float" office:value="0.150182573678955">
                <text:p>0.150182573678955</text:p>
              </table:table-cell>
              <table:table-cell office:value-type="float" office:value="0.068599062886188">
                <text:p>0.068599062886188</text:p>
              </table:table-cell>
              <table:table-cell office:value-type="float" office:value="0.120936649112551">
                <text:p>0.120936649112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0">
                <text:p>1260</text:p>
              </table:table-cell>
              <table:table-cell office:value-type="float" office:value="0.0947846404799708">
                <text:p>0.0947846404799708</text:p>
              </table:table-cell>
              <table:table-cell office:value-type="float" office:value="0.341625326396806">
                <text:p>0.341625326396806</text:p>
              </table:table-cell>
              <table:table-cell office:value-type="float" office:value="0.218100792407368">
                <text:p>0.218100792407368</text:p>
              </table:table-cell>
              <table:table-cell office:value-type="float" office:value="0.156589455225999">
                <text:p>0.156589455225999</text:p>
              </table:table-cell>
              <table:table-cell office:value-type="float" office:value="0.0702500481389622">
                <text:p>0.0702500481389622</text:p>
              </table:table-cell>
              <table:table-cell office:value-type="float" office:value="0.118649737350894">
                <text:p>0.1186497373508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2">
                <text:p>1152</text:p>
              </table:table-cell>
              <table:table-cell office:value-type="float" office:value="0.113008646630473">
                <text:p>0.113008646630473</text:p>
              </table:table-cell>
              <table:table-cell office:value-type="float" office:value="0.320381887826987">
                <text:p>0.320381887826987</text:p>
              </table:table-cell>
              <table:table-cell office:value-type="float" office:value="0.20373561673022">
                <text:p>0.20373561673022</text:p>
              </table:table-cell>
              <table:table-cell office:value-type="float" office:value="0.16294646795281">
                <text:p>0.16294646795281</text:p>
              </table:table-cell>
              <table:table-cell office:value-type="float" office:value="0.069614249874888">
                <text:p>0.069614249874888</text:p>
              </table:table-cell>
              <table:table-cell office:value-type="float" office:value="0.130313130984622">
                <text:p>0.130313130984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4">
                <text:p>1044</text:p>
              </table:table-cell>
              <table:table-cell office:value-type="float" office:value="0.0988319827381497">
                <text:p>0.0988319827381497</text:p>
              </table:table-cell>
              <table:table-cell office:value-type="float" office:value="0.336596859325752">
                <text:p>0.336596859325752</text:p>
              </table:table-cell>
              <table:table-cell office:value-type="float" office:value="0.216437710694451">
                <text:p>0.216437710694451</text:p>
              </table:table-cell>
              <table:table-cell office:value-type="float" office:value="0.155934249332584">
                <text:p>0.155934249332584</text:p>
              </table:table-cell>
              <table:table-cell office:value-type="float" office:value="0.072932404470216">
                <text:p>0.072932404470216</text:p>
              </table:table-cell>
              <table:table-cell office:value-type="float" office:value="0.119266793438847">
                <text:p>0.119266793438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6">
                <text:p>936</text:p>
              </table:table-cell>
              <table:table-cell office:value-type="float" office:value="0.0951233414454735">
                <text:p>0.0951233414454735</text:p>
              </table:table-cell>
              <table:table-cell office:value-type="float" office:value="0.361933638911623">
                <text:p>0.361933638911623</text:p>
              </table:table-cell>
              <table:table-cell office:value-type="float" office:value="0.197541954890738">
                <text:p>0.197541954890738</text:p>
              </table:table-cell>
              <table:table-cell office:value-type="float" office:value="0.159126647525257">
                <text:p>0.159126647525257</text:p>
              </table:table-cell>
              <table:table-cell office:value-type="float" office:value="0.0693899688569445">
                <text:p>0.0693899688569445</text:p>
              </table:table-cell>
              <table:table-cell office:value-type="float" office:value="0.116884448369964">
                <text:p>0.116884448369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8">
                <text:p>828</text:p>
              </table:table-cell>
              <table:table-cell office:value-type="float" office:value="0.0975652811897516">
                <text:p>0.0975652811897516</text:p>
              </table:table-cell>
              <table:table-cell office:value-type="float" office:value="0.353447398819749">
                <text:p>0.353447398819749</text:p>
              </table:table-cell>
              <table:table-cell office:value-type="float" office:value="0.200845667228223">
                <text:p>0.200845667228223</text:p>
              </table:table-cell>
              <table:table-cell office:value-type="float" office:value="0.151080968673287">
                <text:p>0.151080968673287</text:p>
              </table:table-cell>
              <table:table-cell office:value-type="float" office:value="0.0731423490408062">
                <text:p>0.0731423490408062</text:p>
              </table:table-cell>
              <table:table-cell office:value-type="float" office:value="0.123918335048184">
                <text:p>0.123918335048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">
                <text:p>720</text:p>
              </table:table-cell>
              <table:table-cell office:value-type="float" office:value="0.0972464578539636">
                <text:p>0.0972464578539636</text:p>
              </table:table-cell>
              <table:table-cell office:value-type="float" office:value="0.370726359215141">
                <text:p>0.370726359215141</text:p>
              </table:table-cell>
              <table:table-cell office:value-type="float" office:value="0.195395313503498">
                <text:p>0.195395313503498</text:p>
              </table:table-cell>
              <table:table-cell office:value-type="float" office:value="0.151863105615648">
                <text:p>0.151863105615648</text:p>
              </table:table-cell>
              <table:table-cell office:value-type="float" office:value="0.0698833854386459">
                <text:p>0.0698833854386459</text:p>
              </table:table-cell>
              <table:table-cell office:value-type="float" office:value="0.114885378373103">
                <text:p>0.114885378373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8">
                <text:p>648</text:p>
              </table:table-cell>
              <table:table-cell office:value-type="float" office:value="0.0895428531131184">
                <text:p>0.0895428531131184</text:p>
              </table:table-cell>
              <table:table-cell office:value-type="float" office:value="0.382892771772032">
                <text:p>0.382892771772032</text:p>
              </table:table-cell>
              <table:table-cell office:value-type="float" office:value="0.17787957271689">
                <text:p>0.17787957271689</text:p>
              </table:table-cell>
              <table:table-cell office:value-type="float" office:value="0.15543705318193">
                <text:p>0.15543705318193</text:p>
              </table:table-cell>
              <table:table-cell office:value-type="float" office:value="0.0597762319096447">
                <text:p>0.0597762319096447</text:p>
              </table:table-cell>
              <table:table-cell office:value-type="float" office:value="0.134471517306385">
                <text:p>0.134471517306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6">
                <text:p>576</text:p>
              </table:table-cell>
              <table:table-cell office:value-type="float" office:value="0.0915483622832499">
                <text:p>0.0915483622832499</text:p>
              </table:table-cell>
              <table:table-cell office:value-type="float" office:value="0.379287183200393">
                <text:p>0.379287183200393</text:p>
              </table:table-cell>
              <table:table-cell office:value-type="float" office:value="0.180137842814628">
                <text:p>0.180137842814628</text:p>
              </table:table-cell>
              <table:table-cell office:value-type="float" office:value="0.157534339957424">
                <text:p>0.157534339957424</text:p>
              </table:table-cell>
              <table:table-cell office:value-type="float" office:value="0.0590161920010131">
                <text:p>0.0590161920010131</text:p>
              </table:table-cell>
              <table:table-cell office:value-type="float" office:value="0.132476079743292">
                <text:p>0.132476079743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4">
                <text:p>504</text:p>
              </table:table-cell>
              <table:table-cell office:value-type="float" office:value="0.096070322910054">
                <text:p>0.096070322910054</text:p>
              </table:table-cell>
              <table:table-cell office:value-type="float" office:value="0.388457775106262">
                <text:p>0.388457775106262</text:p>
              </table:table-cell>
              <table:table-cell office:value-type="float" office:value="0.178254286659331">
                <text:p>0.178254286659331</text:p>
              </table:table-cell>
              <table:table-cell office:value-type="float" office:value="0.156095233043811">
                <text:p>0.156095233043811</text:p>
              </table:table-cell>
              <table:table-cell office:value-type="float" office:value="0.0605506570703004">
                <text:p>0.0605506570703004</text:p>
              </table:table-cell>
              <table:table-cell office:value-type="float" office:value="0.120571725210242">
                <text:p>0.120571725210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">
                <text:p>432</text:p>
              </table:table-cell>
              <table:table-cell office:value-type="float" office:value="0.0947759761382341">
                <text:p>0.0947759761382341</text:p>
              </table:table-cell>
              <table:table-cell office:value-type="float" office:value="0.378752551774072">
                <text:p>0.378752551774072</text:p>
              </table:table-cell>
              <table:table-cell office:value-type="float" office:value="0.176946013959709">
                <text:p>0.176946013959709</text:p>
              </table:table-cell>
              <table:table-cell office:value-type="float" office:value="0.16163120206916">
                <text:p>0.16163120206916</text:p>
              </table:table-cell>
              <table:table-cell office:value-type="float" office:value="0.062093934639251">
                <text:p>0.062093934639251</text:p>
              </table:table-cell>
              <table:table-cell office:value-type="float" office:value="0.125800321419573">
                <text:p>0.125800321419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0.107807906585947">
                <text:p>0.107807906585947</text:p>
              </table:table-cell>
              <table:table-cell office:value-type="float" office:value="0.355848387905991">
                <text:p>0.355848387905991</text:p>
              </table:table-cell>
              <table:table-cell office:value-type="float" office:value="0.202031162056808">
                <text:p>0.202031162056808</text:p>
              </table:table-cell>
              <table:table-cell office:value-type="float" office:value="0.162747330931311">
                <text:p>0.162747330931311</text:p>
              </table:table-cell>
              <table:table-cell office:value-type="float" office:value="0.0721671841869929">
                <text:p>0.0721671841869929</text:p>
              </table:table-cell>
              <table:table-cell office:value-type="float" office:value="0.0993980283329506">
                <text:p>0.0993980283329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">
                <text:p>288</text:p>
              </table:table-cell>
              <table:table-cell office:value-type="float" office:value="0.0954352583837737">
                <text:p>0.0954352583837737</text:p>
              </table:table-cell>
              <table:table-cell office:value-type="float" office:value="0.385589671619534">
                <text:p>0.385589671619534</text:p>
              </table:table-cell>
              <table:table-cell office:value-type="float" office:value="0.176466141973933">
                <text:p>0.176466141973933</text:p>
              </table:table-cell>
              <table:table-cell office:value-type="float" office:value="0.166427805404933">
                <text:p>0.166427805404933</text:p>
              </table:table-cell>
              <table:table-cell office:value-type="float" office:value="0.0640396150346967">
                <text:p>0.0640396150346967</text:p>
              </table:table-cell>
              <table:table-cell office:value-type="float" office:value="0.112041507583128">
                <text:p>0.112041507583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6">
                <text:p>216</text:p>
              </table:table-cell>
              <table:table-cell office:value-type="float" office:value="0.095868543681264">
                <text:p>0.095868543681264</text:p>
              </table:table-cell>
              <table:table-cell office:value-type="float" office:value="0.387312601679736">
                <text:p>0.387312601679736</text:p>
              </table:table-cell>
              <table:table-cell office:value-type="float" office:value="0.174604812460542">
                <text:p>0.174604812460542</text:p>
              </table:table-cell>
              <table:table-cell office:value-type="float" office:value="0.166338976346905">
                <text:p>0.166338976346905</text:p>
              </table:table-cell>
              <table:table-cell office:value-type="float" office:value="0.0657127679507068">
                <text:p>0.0657127679507068</text:p>
              </table:table-cell>
              <table:table-cell office:value-type="float" office:value="0.110162297880846">
                <text:p>0.110162297880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">
                <text:p>144</text:p>
              </table:table-cell>
              <table:table-cell office:value-type="float" office:value="0.0977166029170002">
                <text:p>0.0977166029170002</text:p>
              </table:table-cell>
              <table:table-cell office:value-type="float" office:value="0.381831835313214">
                <text:p>0.381831835313214</text:p>
              </table:table-cell>
              <table:table-cell office:value-type="float" office:value="0.178376522616484">
                <text:p>0.178376522616484</text:p>
              </table:table-cell>
              <table:table-cell office:value-type="float" office:value="0.169264286734404">
                <text:p>0.169264286734404</text:p>
              </table:table-cell>
              <table:table-cell office:value-type="float" office:value="0.0688392699088702">
                <text:p>0.0688392699088702</text:p>
              </table:table-cell>
              <table:table-cell office:value-type="float" office:value="0.103971482510027">
                <text:p>0.103971482510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0.10030233846652">
                <text:p>0.10030233846652</text:p>
              </table:table-cell>
              <table:table-cell office:value-type="float" office:value="0.396287172871639">
                <text:p>0.396287172871639</text:p>
              </table:table-cell>
              <table:table-cell office:value-type="float" office:value="0.177080419568232">
                <text:p>0.177080419568232</text:p>
              </table:table-cell>
              <table:table-cell office:value-type="float" office:value="0.173307465527448">
                <text:p>0.173307465527448</text:p>
              </table:table-cell>
              <table:table-cell office:value-type="float" office:value="0.0784769686464105">
                <text:p>0.0784769686464105</text:p>
              </table:table-cell>
              <table:table-cell office:value-type="float" office:value="0.0745456349197506">
                <text:p>0.0745456349197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.103901747665416">
                <text:p>0.103901747665416</text:p>
              </table:table-cell>
              <table:table-cell office:value-type="float" office:value="0.392966663960467">
                <text:p>0.392966663960467</text:p>
              </table:table-cell>
              <table:table-cell office:value-type="float" office:value="0.189950464372921">
                <text:p>0.189950464372921</text:p>
              </table:table-cell>
              <table:table-cell office:value-type="float" office:value="0.185753586759405">
                <text:p>0.185753586759405</text:p>
              </table:table-cell>
              <table:table-cell office:value-type="float" office:value="0.0847393095879927">
                <text:p>0.0847393095879927</text:p>
              </table:table-cell>
              <table:table-cell office:value-type="float" office:value="0.0426882276537991">
                <text:p>0.0426882276537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103901747665416">
                <text:p>0.103901747665416</text:p>
              </table:table-cell>
              <table:table-cell office:value-type="float" office:value="0.392966663960467">
                <text:p>0.392966663960467</text:p>
              </table:table-cell>
              <table:table-cell office:value-type="float" office:value="0.189950464372921">
                <text:p>0.189950464372921</text:p>
              </table:table-cell>
              <table:table-cell office:value-type="float" office:value="0.185753586759405">
                <text:p>0.185753586759405</text:p>
              </table:table-cell>
              <table:table-cell office:value-type="float" office:value="0.0847393095879927">
                <text:p>0.0847393095879927</text:p>
              </table:table-cell>
              <table:table-cell office:value-type="float" office:value="0.0426882276537991">
                <text:p>0.04268822765379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0.103901747665416">
                <text:p>0.103901747665416</text:p>
              </table:table-cell>
              <table:table-cell office:value-type="float" office:value="0.392966663960467">
                <text:p>0.392966663960467</text:p>
              </table:table-cell>
              <table:table-cell office:value-type="float" office:value="0.189950464372921">
                <text:p>0.189950464372921</text:p>
              </table:table-cell>
              <table:table-cell office:value-type="float" office:value="0.185753586759405">
                <text:p>0.185753586759405</text:p>
              </table:table-cell>
              <table:table-cell office:value-type="float" office:value="0.0847393095879927">
                <text:p>0.0847393095879927</text:p>
              </table:table-cell>
              <table:table-cell office:value-type="float" office:value="0.0426882276537991">
                <text:p>0.0426882276537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